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1.8571in"/>
    </style:style>
    <style:style style:name="co59" style:family="table-column">
      <style:table-column-properties fo:break-before="auto" style:column-width="1.7043in"/>
    </style:style>
    <style:style style:name="co60" style:family="table-column">
      <style:table-column-properties fo:break-before="auto" style:column-width="3.3252in"/>
    </style:style>
    <style:style style:name="co61" style:family="table-column">
      <style:table-column-properties fo:break-before="auto" style:column-width="3.4008in"/>
    </style:style>
    <style:style style:name="co62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9756in"/>
    </style:style>
    <style:style style:name="co10" style:family="table-column">
      <style:table-column-properties fo:break-before="auto" style:column-width="2.2772in"/>
    </style:style>
    <style:style style:name="co11" style:family="table-column">
      <style:table-column-properties fo:break-before="auto" style:column-width="1.3346in"/>
    </style:style>
    <style:style style:name="co12" style:family="table-column">
      <style:table-column-properties fo:break-before="auto" style:column-width="3.052in"/>
    </style:style>
    <style:style style:name="co13" style:family="table-column">
      <style:table-column-properties fo:break-before="auto" style:column-width="1.5701in"/>
    </style:style>
    <style:style style:name="co14" style:family="table-column">
      <style:table-column-properties fo:break-before="auto" style:column-width="2.0646in"/>
    </style:style>
    <style:style style:name="co15" style:family="table-column">
      <style:table-column-properties fo:break-before="auto" style:column-width="1.9154in"/>
    </style:style>
    <style:style style:name="co16" style:family="table-column">
      <style:table-column-properties fo:break-before="auto" style:column-width="3.9874in"/>
    </style:style>
    <style:style style:name="co17" style:family="table-column">
      <style:table-column-properties fo:break-before="auto" style:column-width="1.3126in"/>
    </style:style>
    <style:style style:name="co18" style:family="table-column">
      <style:table-column-properties fo:break-before="auto" style:column-width="1.1945in"/>
    </style:style>
    <style:style style:name="co19" style:family="table-column">
      <style:table-column-properties fo:break-before="auto" style:column-width="0.8173in"/>
    </style:style>
    <style:style style:name="co20" style:family="table-column">
      <style:table-column-properties fo:break-before="auto" style:column-width="1.711in"/>
    </style:style>
    <style:style style:name="co22" style:family="table-column">
      <style:table-column-properties fo:break-before="auto" style:column-width="1.2693in"/>
    </style:style>
    <style:style style:name="co23" style:family="table-column">
      <style:table-column-properties fo:break-before="auto" style:column-width="1.8618in"/>
    </style:style>
    <style:style style:name="co24" style:family="table-column">
      <style:table-column-properties fo:break-before="auto" style:column-width="2.5717in"/>
    </style:style>
    <style:style style:name="co25" style:family="table-column">
      <style:table-column-properties fo:break-before="auto" style:column-width="2.8409in"/>
    </style:style>
    <style:style style:name="co26" style:family="table-column">
      <style:table-column-properties fo:break-before="auto" style:column-width="2.6575in"/>
    </style:style>
    <style:style style:name="co27" style:family="table-column">
      <style:table-column-properties fo:break-before="auto" style:column-width="2.4752in"/>
    </style:style>
    <style:style style:name="co28" style:family="table-column">
      <style:table-column-properties fo:break-before="auto" style:column-width="1.2311in"/>
    </style:style>
    <style:style style:name="co29" style:family="table-column">
      <style:table-column-properties fo:break-before="auto" style:column-width="0.8283in"/>
    </style:style>
    <style:style style:name="co30" style:family="table-column">
      <style:table-column-properties fo:break-before="auto" style:column-width="0.7854in"/>
    </style:style>
    <style:style style:name="co31" style:family="table-column">
      <style:table-column-properties fo:break-before="auto" style:column-width="0.2898in"/>
    </style:style>
    <style:style style:name="co32" style:family="table-column">
      <style:table-column-properties fo:break-before="auto" style:column-width="1.3882in"/>
    </style:style>
    <style:style style:name="co33" style:family="table-column">
      <style:table-column-properties fo:break-before="auto" style:column-width="1.4528in"/>
    </style:style>
    <style:style style:name="co34" style:family="table-column">
      <style:table-column-properties fo:break-before="auto" style:column-width="2.3134in"/>
    </style:style>
    <style:style style:name="co35" style:family="table-column">
      <style:table-column-properties fo:break-before="auto" style:column-width="2.55in"/>
    </style:style>
    <style:style style:name="co36" style:family="table-column">
      <style:table-column-properties fo:break-before="auto" style:column-width="1.9909in"/>
    </style:style>
    <style:style style:name="co37" style:family="table-column">
      <style:table-column-properties fo:break-before="auto" style:column-width="2.152in"/>
    </style:style>
    <style:style style:name="co38" style:family="table-column">
      <style:table-column-properties fo:break-before="auto" style:column-width="2.0772in"/>
    </style:style>
    <style:style style:name="co39" style:family="table-column">
      <style:table-column-properties fo:break-before="auto" style:column-width="2.6043in"/>
    </style:style>
    <style:style style:name="co40" style:family="table-column">
      <style:table-column-properties fo:break-before="auto" style:column-width="2.8516in"/>
    </style:style>
    <style:style style:name="co41" style:family="table-column">
      <style:table-column-properties fo:break-before="auto" style:column-width="2.3563in"/>
    </style:style>
    <style:style style:name="co42" style:family="table-column">
      <style:table-column-properties fo:break-before="auto" style:column-width="1.4201in"/>
    </style:style>
    <style:style style:name="co43" style:family="table-column">
      <style:table-column-properties fo:break-before="auto" style:column-width="2.228in"/>
    </style:style>
    <style:style style:name="co44" style:family="table-column">
      <style:table-column-properties fo:break-before="auto" style:column-width="2.0339in"/>
    </style:style>
    <style:style style:name="co45" style:family="table-column">
      <style:table-column-properties fo:break-before="auto" style:column-width="2.3346in"/>
    </style:style>
    <style:style style:name="co46" style:family="table-column">
      <style:table-column-properties fo:break-before="auto" style:column-width="1.8508in"/>
    </style:style>
    <style:style style:name="co47" style:family="table-column">
      <style:table-column-properties fo:break-before="auto" style:column-width="2.4535in"/>
    </style:style>
    <style:style style:name="co48" style:family="table-column">
      <style:table-column-properties fo:break-before="auto" style:column-width="2.7335in"/>
    </style:style>
    <style:style style:name="co49" style:family="table-column">
      <style:table-column-properties fo:break-before="auto" style:column-width="1.8075in"/>
    </style:style>
    <style:style style:name="ro61" style:family="table-row">
      <style:table-row-properties style:row-height="0.2484in" fo:break-before="auto" style:use-optimal-row-height="false"/>
    </style:style>
    <style:style style:name="ro62" style:family="table-row">
      <style:table-row-properties style:row-height="0.4866in" fo:break-before="auto" style:use-optimal-row-height="false"/>
    </style:style>
    <style:style style:name="ro49" style:family="table-row">
      <style:table-row-properties style:row-height="0.5492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278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3" style:family="table-row">
      <style:table-row-properties style:row-height="0.311in" fo:break-before="auto" style:use-optimal-row-height="true"/>
    </style:style>
    <style:style style:name="ro14" style:family="table-row">
      <style:table-row-properties style:row-height="2.1972in" fo:break-before="auto" style:use-optimal-row-height="true"/>
    </style:style>
    <style:style style:name="ro15" style:family="table-row">
      <style:table-row-properties style:row-height="0.7043in" fo:break-before="auto" style:use-optimal-row-height="false"/>
    </style:style>
    <style:style style:name="ro16" style:family="table-row">
      <style:table-row-properties style:row-height="0.5693in" fo:break-before="auto" style:use-optimal-row-height="false"/>
    </style:style>
    <style:style style:name="ro17" style:family="table-row">
      <style:table-row-properties style:row-height="0.3937in" fo:break-before="auto" style:use-optimal-row-height="false"/>
    </style:style>
    <style:style style:name="ro18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1.0673in" fo:break-before="auto" style:use-optimal-row-height="false"/>
    </style:style>
    <style:style style:name="ro22" style:family="table-row">
      <style:table-row-properties style:row-height="0.9736in" fo:break-before="auto" style:use-optimal-row-height="false"/>
    </style:style>
    <style:style style:name="ro23" style:family="table-row">
      <style:table-row-properties style:row-height="0.5366in" fo:break-before="auto" style:use-optimal-row-height="false"/>
    </style:style>
    <style:style style:name="ro24" style:family="table-row">
      <style:table-row-properties style:row-height="0.9862in" fo:break-before="auto" style:use-optimal-row-height="false"/>
    </style:style>
    <style:style style:name="ro25" style:family="table-row">
      <style:table-row-properties style:row-height="0.7874in" fo:break-before="auto" style:use-optimal-row-height="false"/>
    </style:style>
    <style:style style:name="ro26" style:family="table-row">
      <style:table-row-properties style:row-height="0.5618in" fo:break-before="auto" style:use-optimal-row-height="false"/>
    </style:style>
    <style:style style:name="ro27" style:family="table-row">
      <style:table-row-properties style:row-height="1.2736in" fo:break-before="auto" style:use-optimal-row-height="fals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0134in" fo:break-before="auto" style:use-optimal-row-height="false"/>
    </style:style>
    <style:style style:name="ro30" style:family="table-row">
      <style:table-row-properties style:row-height="0.5866in" fo:break-before="auto" style:use-optimal-row-height="false"/>
    </style:style>
    <style:style style:name="ro31" style:family="table-row">
      <style:table-row-properties style:row-height="1.0484in" fo:break-before="auto" style:use-optimal-row-height="false"/>
    </style:style>
    <style:style style:name="ro32" style:family="table-row">
      <style:table-row-properties style:row-height="0.6866in" fo:break-before="auto" style:use-optimal-row-height="false"/>
    </style:style>
    <style:style style:name="ro33" style:family="table-row">
      <style:table-row-properties style:row-height="1.061in" fo:break-before="auto" style:use-optimal-row-height="false"/>
    </style:style>
    <style:style style:name="ro34" style:family="table-row">
      <style:table-row-properties style:row-height="0.6366in" fo:break-before="auto" style:use-optimal-row-height="false"/>
    </style:style>
    <style:style style:name="ro36" style:family="table-row">
      <style:table-row-properties style:row-height="1.0984in" fo:break-before="auto" style:use-optimal-row-height="false"/>
    </style:style>
    <style:style style:name="ro37" style:family="table-row">
      <style:table-row-properties style:row-height="1.5134in" fo:break-before="auto" style:use-optimal-row-height="false"/>
    </style:style>
    <style:style style:name="ro38" style:family="table-row">
      <style:table-row-properties style:row-height="0.6425in" fo:break-before="auto" style:use-optimal-row-height="true"/>
    </style:style>
    <style:style style:name="ro39" style:family="table-row">
      <style:table-row-properties style:row-height="0.861in" fo:break-before="auto" style:use-optimal-row-height="false"/>
    </style:style>
    <style:style style:name="ro40" style:family="table-row">
      <style:table-row-properties style:row-height="0.798in" fo:break-before="auto" style:use-optimal-row-height="false"/>
    </style:style>
    <style:style style:name="ro41" style:family="table-row">
      <style:table-row-properties style:row-height="1.1291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1.1091in" fo:break-before="auto" style:use-optimal-row-height="true"/>
    </style:style>
    <style:style style:name="ro44" style:family="table-row">
      <style:table-row-properties style:row-height="0.8291in" fo:break-before="auto" style:use-optimal-row-height="true"/>
    </style:style>
    <style:style style:name="ro45" style:family="table-row">
      <style:table-row-properties style:row-height="0.798in" fo:break-before="auto" style:use-optimal-row-height="true"/>
    </style:style>
    <style:style style:name="ro46" style:family="table-row">
      <style:table-row-properties style:row-height="0.9638in" fo:break-before="auto" style:use-optimal-row-height="true"/>
    </style:style>
    <style:style style:name="ro47" style:family="table-row">
      <style:table-row-properties style:row-height="2.0417in" fo:break-before="auto" style:use-optimal-row-height="true"/>
    </style:style>
    <style:style style:name="ro48" style:family="table-row">
      <style:table-row-properties style:row-height="0.8189in" fo:break-before="auto" style:use-optimal-row-height="tru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0.8083in" fo:break-before="auto" style:use-optimal-row-height="true"/>
    </style:style>
    <style:style style:name="ta5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ext-properties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4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language="fr" fo:country="FR" fo:font-weight="bold" style:font-name-asian="Arial" style:font-size-asian="10pt" style:font-weight-asian="bold" style:font-name-complex="Arial" style:font-size-complex="5.65000009536743pt" style:language-complex="ar" style:country-complex="SA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40" style:family="table-cell" style:parent-style-name="Default">
      <style:table-cell-properties fo:border="0.0008in solid #000000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Tahoma1" style:font-size-asian="4.69999980926514pt" style:font-style-asian="normal" style:font-weight-asian="bold" style:font-name-complex="Tahoma1" style:font-size-complex="4.69999980926514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60" style:family="table-cell" style:parent-style-name="Default">
      <style:table-cell-properties fo:background-color="transparent" fo:wrap-option="wrap" fo:border="0.0008in solid #000000" style:vertical-align="top"/>
    </style:style>
    <style:style style:name="ce61" style:family="table-cell" style:parent-style-name="Default">
      <style:table-cell-properties fo:background-color="transparent" fo:border="0.0008in solid #000000" style:vertical-align="top"/>
    </style:style>
    <style:style style:name="ce62" style:family="table-cell" style:parent-style-name="Default">
      <style:table-cell-properties fo:background-color="transparent" fo:border="0.0008in solid #000000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6.80000019073486pt" style:font-style-asian="normal" style:font-weight-asian="normal" style:font-name-complex="Arial1" style:font-size-complex="5.65000009536743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transparent" style:vertical-align="top"/>
    </style:style>
    <style:style style:name="ce108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/>
    </style:style>
    <style:style style:name="ce11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2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Arial1" style:font-name-asian="Lucida Sans Unicode" style:font-name-complex="Arial1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Arial1" style:font-name-asian="Lucida Sans Unicode" style:font-name-complex="Arial1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9" table:default-cell-style-name="ce18"/>
        <table:table-column table:style-name="co10" table:default-cell-style-name="ce23"/>
        <table:table-column table:style-name="co21" table:default-cell-style-name="Default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8"/>
        <table:table-column table:style-name="co21" table:default-cell-style-name="ce17"/>
        <table:table-column table:style-name="co21" table:default-cell-style-name="ce17"/>
        <table:table-column table:style-name="co21" table:default-cell-style-name="ce17"/>
        <table:table-column table:style-name="co21" table:default-cell-style-name="ce17"/>
        <table:table-column table:style-name="co21" table:default-cell-style-name="Default"/>
        <table:table-row table:style-name="ro7">
          <table:table-cell table:style-name="ce17">
            <draw:frame table:end-cell-address="Cover.C6" table:end-x="0.4406in" table:end-y="0.1724in" draw:z-index="0" draw:name="Graphics 1" draw:style-name="gr1" draw:text-style-name="P1" svg:width="2.7366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8">
          <table:table-cell/>
          <table:table-cell table:style-name="ce22" office:value-type="string" table:number-columns-spanned="4" table:number-rows-spanned="1">
            <text:p>SNIFF POTENTIAL ACCESSIBILITY TEST</text:p>
          </table:table-cell>
          <table:covered-table-cell table:style-name="ce18"/>
          <table:covered-table-cell table:style-name="ce18"/>
          <table:covered-table-cell table:style-name="ce18"/>
          <table:table-cell table:style-name="ce18"/>
          <table:table-cell table:number-columns-repeated="250"/>
        </table:table-row>
        <table:table-row table:style-name="ro7">
          <table:table-cell/>
          <table:table-cell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Issue date: </text:p>
          </table:table-cell>
          <table:table-cell table:style-name="ce30"/>
          <table:table-cell table:style-name="ce41"/>
          <table:table-cell table:style-name="ce18" table:number-columns-repeated="2"/>
          <table:table-cell table:number-columns-repeated="250"/>
        </table:table-row>
        <table:table-row table:style-name="ro7">
          <table:table-cell table:number-columns-repeated="2"/>
          <table:table-cell table:style-name="ce31" table:number-columns-repeated="2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Project Name:</text:p>
          </table:table-cell>
          <table:table-cell table:style-name="ce32" office:value-type="string">
            <text:p>Cross</text:p>
          </table:table-cell>
          <table:table-cell table:style-name="ce33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Project Code:</text:p>
          </table:table-cell>
          <table:table-cell/>
          <table:table-cell table:style-name="ce33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Module:</text:p>
          </table:table-cell>
          <table:table-cell table:style-name="ce33" table:number-columns-repeated="2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Total Cases:</text:p>
          </table:table-cell>
          <table:table-cell table:style-name="ce34" table:formula="of:=SUM([Home_Page.C4:Customer_Success_Stories_Page.C4])" office:value-type="float" office:value="194">
            <text:p>194</text:p>
          </table:table-cell>
          <table:table-cell table:style-name="Default" table:number-columns-repeated="3"/>
          <table:table-cell table:number-columns-repeated="250"/>
        </table:table-row>
        <table:table-row table:style-name="ro7">
          <table:table-cell table:number-columns-repeated="2"/>
          <table:table-cell table:style-name="ce35" table:number-columns-repeated="3"/>
          <table:table-cell table:style-name="ce18"/>
          <table:table-cell table:number-columns-repeated="250"/>
        </table:table-row>
        <table:table-row table:style-name="ro9">
          <table:table-cell table:style-name="ce17"/>
          <table:table-cell table:style-name="ce24" office:value-type="string">
            <text:p>Record of change:</text:p>
          </table:table-cell>
          <table:table-cell table:style-name="ce17"/>
          <table:table-cell table:number-columns-repeated="3"/>
          <table:table-cell table:style-name="ce17"/>
          <table:table-cell table:number-columns-repeated="249"/>
        </table:table-row>
        <table:table-row table:style-name="ro10">
          <table:table-cell table:style-name="ce19"/>
          <table:table-cell table:style-name="ce25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8" office:value-type="string">
            <text:p>Reviewer/</text:p>
            <text:p>Approver</text:p>
          </table:table-cell>
          <table:table-cell table:style-name="ce49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10">
          <table:table-cell table:style-name="ce19"/>
          <table:table-cell table:style-name="ce26" office:value-type="date" office:date-value="2012-02-14">
            <text:p>14-Feb-2012</text:p>
          </table:table-cell>
          <table:table-cell table:style-name="ce37" office:value-type="string">
            <text:p>1.0</text:p>
          </table:table-cell>
          <table:table-cell table:style-name="ce42"/>
          <table:table-cell table:style-name="ce44" office:value-type="string">
            <text:p>Sniff Potential Accessibility test creation</text:p>
          </table:table-cell>
          <table:table-cell table:style-name="ce46" office:value-type="string">
            <text:p>Maamoun Soltani</text:p>
          </table:table-cell>
          <table:table-cell table:style-name="ce47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10">
          <table:table-cell table:style-name="ce19"/>
          <table:table-cell table:style-name="ce26" office:value-type="string">
            <text:p>28/March/2012</text:p>
          </table:table-cell>
          <table:table-cell table:style-name="ce37" office:value-type="string">
            <text:p>1.1</text:p>
          </table:table-cell>
          <table:table-cell table:style-name="ce42"/>
          <table:table-cell table:style-name="ce45" office:value-type="string">
            <text:p>add and modify some new case</text:p>
          </table:table-cell>
          <table:table-cell table:style-name="ce47" office:value-type="string">
            <text:p>An Bao Nguyen</text:p>
          </table:table-cell>
          <table:table-cell table:style-name="ce47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11">
          <table:table-cell table:style-name="ce20"/>
          <table:table-cell table:style-name="ce26" office:value-type="string">
            <text:p>03/Apr/2012</text:p>
          </table:table-cell>
          <table:table-cell table:style-name="ce37" office:value-type="string">
            <text:p>1.2</text:p>
          </table:table-cell>
          <table:table-cell table:style-name="ce42"/>
          <table:table-cell table:style-name="ce45" office:value-type="string">
            <text:p>Add sheets, Path and Case ID</text:p>
          </table:table-cell>
          <table:table-cell table:style-name="ce47" office:value-type="string">
            <text:p>Hanh.ly</text:p>
          </table:table-cell>
          <table:table-cell table:style-name="ce47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20"/>
          <table:table-cell table:style-name="ce27"/>
          <table:table-cell table:style-name="ce39"/>
          <table:table-cell table:style-name="ce42"/>
          <table:table-cell table:style-name="ce45"/>
          <table:table-cell table:style-name="ce47" table:number-columns-repeated="2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20"/>
          <table:table-cell table:style-name="ce27"/>
          <table:table-cell table:style-name="ce39"/>
          <table:table-cell table:style-name="ce43"/>
          <table:table-cell table:style-name="ce45"/>
          <table:table-cell table:style-name="ce47" table:number-columns-repeated="2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19"/>
          <table:table-cell table:style-name="ce27"/>
          <table:table-cell table:style-name="ce39"/>
          <table:table-cell table:style-name="ce42"/>
          <table:table-cell table:style-name="ce45"/>
          <table:table-cell table:style-name="ce47" table:number-columns-repeated="2"/>
          <table:table-cell table:style-name="ce52"/>
          <table:table-cell table:style-name="ce19" table:number-columns-repeated="3"/>
          <table:table-cell table:number-columns-repeated="245"/>
        </table:table-row>
        <table:table-row table:style-name="ro7">
          <table:table-cell table:style-name="ce19"/>
          <table:table-cell table:style-name="ce27"/>
          <table:table-cell table:style-name="ce39"/>
          <table:table-cell table:style-name="ce43"/>
          <table:table-cell table:style-name="ce45"/>
          <table:table-cell table:style-name="ce47" table:number-columns-repeated="2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13">
          <table:table-cell table:style-name="Default"/>
          <table:table-cell table:style-name="ce28" office:value-type="string">
            <text:p>Required Tools and Pluguins</text:p>
          </table:table-cell>
          <table:table-cell/>
          <table:table-cell table:style-name="Default" table:number-columns-repeated="8"/>
          <table:table-cell table:number-columns-repeated="245"/>
        </table:table-row>
        <table:table-row table:style-name="ro14">
          <table:table-cell table:style-name="Default"/>
          <table:table-cell table:style-name="Default" office:value-type="string">
            <text:p>Accessibility tool bar; Wave tool bare; Web developer Tool bar; Jim Thatcher Fervlets </text:p>
            <text:p>Downloaded from :</text:p>
            <text:p>- Accessibility toolbar</text:p>
            <text:p><text:span text:style-name="T2"><text:a xlink:href="https://addons.mozilla.org/fr/firefox/addon/accessibility-evaluation-toolb/">https://addons.mozilla.org/fr/firefox/addon/accessibility-evaluation-toolb/</text:a></text:span></text:p>
            <text:p>- Web Accessibility Evaluation Tool</text:p>
            <text:p><text:span text:style-name="T2"><text:s/></text:span><text:span text:style-name="T2"><text:a xlink:href="http://wave.webaim.org/toolbar">http://wave.webaim.org/toolbar</text:a></text:span></text:p>
            <text:p>-Web Developer Tool</text:p>
            <text:p><text:span text:style-name="T2"><text:a xlink:href="http://chrispederick.com/work/web-developer/">http://chrispederick.com/work/web-developer/</text:a></text:span></text:p>
            <text:p>-Favelets Tool can be added to your bookmarks using this link :<text:span text:style-name="T2"> </text:span></text:p>
            <text:p><text:span text:style-name="T2"><text:a xlink:href="https://wiki-int.exoplatform.org/pages/viewpageattachments.action?pageId=50268322&amp;metadataLink=true">https://wiki-int.exoplatform.org/pages/viewpageattachments.action?pageId=50268322&amp;metadataLink=true</text:a></text:span></text:p>
            <text:p><text:span text:style-name="T2">Achecker site </text:span><text:span text:style-name="T2">can be helpfull</text:span></text:p>
            <text:p><text:a xlink:href="http://achecker.ca/checker/suggestion.php?id=ID">http://achecker.ca/checker/suggestion.php?id=ID</text:a></text:p>
            <text:p><text:span text:style-name="T2">Firebug Pluguin </text:span><text:span text:style-name="T2">is need to be </text:span><text:span text:style-name="T2">installed on your </text:span><text:span text:style-name="T2">browser</text:span></text:p>
            <text:p><text:span text:style-name="T2"/></text:p>
          </table:table-cell>
          <table:table-cell/>
          <table:table-cell table:style-name="Default" table:number-columns-repeated="8"/>
          <table:table-cell table:number-columns-repeated="245"/>
        </table:table-row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</table:table>
      <table:table table:name="Check_List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row table:style-name="ro15">
          <table:table-cell table:style-name="ce117" office:value-type="string" table:number-columns-spanned="5" table:number-rows-spanned="1">
            <text:p><text:s/>Check List</text:p>
            <text:p><text:span text:style-name="T3">Based on </text:span><text:span text:style-name="T3">Product built </text:span><text:span text:style-name="T3">version:</text:span></text:p>
          </table: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table-cell table:style-name="ce117"/>
          <table:table-cell table:style-name="ce66" table:number-columns-repeated="249"/>
        </table:table-row>
        <table:table-row table:style-name="ro6">
          <table:table-cell table:style-name="ce53" office:value-type="string">
            <text:p>Id</text:p>
          </table:table-cell>
          <table:table-cell table:style-name="ce53" office:value-type="string">
            <text:p>Main cases</text:p>
          </table:table-cell>
          <table:table-cell table:style-name="ce53" office:value-type="string">
            <text:p>Priority</text:p>
          </table:table-cell>
          <table:table-cell table:style-name="ce53" office:value-type="string">
            <text:p>Selenium</text:p>
          </table:table-cell>
          <table:table-cell table:style-name="ce117" office:value-type="string" table:number-columns-spanned="2" table:number-rows-spanned="1">
            <text:p>Table of record</text:p>
          </table:table-cell>
          <table:covered-table-cell table:style-name="ce53"/>
          <table:table-cell table:style-name="ce66" table:number-columns-repeated="249"/>
        </table:table-row>
        <table:table-row table:style-name="ro6">
          <table:table-cell table:style-name="ce54" table:number-columns-spanned="4" table:number-rows-spanned="1"/>
          <table:covered-table-cell table:style-name="ce56"/>
          <table:covered-table-cell table:style-name="ce64"/>
          <table:covered-table-cell table:style-name="ce64"/>
          <table:table-cell table:style-name="ce65" office:value-type="string">
            <text:p>Total of High</text:p>
          </table:table-cell>
          <table:table-cell table:style-name="ce67" table:formula="of:=SUMPRODUCT(([.C4:.C541]=&quot;High&quot;))" office:value-type="float" office:value="22">
            <text:p>22</text:p>
          </table:table-cell>
          <table:table-cell table:style-name="ce66" table:number-columns-repeated="249"/>
        </table:table-row>
        <table:table-row table:style-name="ro16">
          <table:table-cell table:style-name="ce38" office:value-type="string">
            <text:p>SNF_WAIPORTAL_ACCESSIBILITY_HOME_01.001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5" office:value-type="string">
            <text:p>Total of Medium</text:p>
          </table:table-cell>
          <table:table-cell table:style-name="ce68" table:formula="of:=SUMPRODUCT(([.C4:.C542]=&quot;Meduim&quot;))" office:value-type="float" office:value="0">
            <text:p>0</text:p>
          </table:table-cell>
          <table:table-cell table:style-name="ce66" table:number-columns-repeated="249"/>
        </table:table-row>
        <table:table-row table:style-name="ro17">
          <table:table-cell table:style-name="ce38" office:value-type="string">
            <text:p>SNF_WAIPORTAL_ACCESSIBILITY_HOME_02.001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5" office:value-type="string">
            <text:p>Total of Low</text:p>
          </table:table-cell>
          <table:table-cell table:style-name="ce67" table:formula="of:=SUMPRODUCT(([.C4:.C542]=&quot;Low&quot;))" office:value-type="float" office:value="0">
            <text:p>0</text:p>
          </table:table-cell>
          <table:table-cell table:style-name="ce66" table:number-columns-repeated="249"/>
        </table:table-row>
        <table:table-row table:style-name="ro12">
          <table:table-cell table:style-name="ce38" office:value-type="string">
            <text:p>SNF_WAIPORTAL_ACCESSIBILITY_HOME_02.002</text:p>
          </table:table-cell>
          <table:table-cell table:style-name="ce57" office:value-type="string">
            <text:p>A page must have at least one heading H1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2.003</text:p>
          </table:table-cell>
          <table:table-cell table:style-name="ce57" office:value-type="string">
            <text:p>Headings must be in order in a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3.001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3.002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1</text:p>
          </table:table-cell>
          <table:table-cell table:style-name="ce58" office:value-type="string">
            <text:p>Use TAB and follow a logical order on the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2</text:p>
          </table:table-cell>
          <table:table-cell table:style-name="ce59" office:value-type="string">
            <text:p>Verify if link is highlighted when actived or focus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3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4</text:p>
          </table:table-cell>
          <table:table-cell table:style-name="ce60" office:value-type="string">
            <text:p>Check Display Navigation menu when use Lynx and FF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5</text:p>
          </table:table-cell>
          <table:table-cell table:style-name="ce60" office:value-type="string">
            <text:p>Check Display Navigation menu when view a link in sub-menu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6</text:p>
          </table:table-cell>
          <table:table-cell table:style-name="ce59" office:value-type="string">
            <text:p>Check display WCM toolbar at the top and identique in every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5.001</text:p>
          </table:table-cell>
          <table:table-cell table:style-name="ce61" office:value-type="string">
            <text:p>Check Label form by using Favelet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5.002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6.001</text:p>
          </table:table-cell>
          <table:table-cell table:style-name="ce59" office:value-type="string">
            <text:p>Check title on a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6.002</text:p>
          </table:table-cell>
          <table:table-cell table:style-name="ce59" office:value-type="string">
            <text:p>Check link text and his title must meaningful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7.001</text:p>
          </table:table-cell>
          <table:table-cell table:style-name="ce57" office:value-type="string">
            <text:p>Change language</text:p>
            <draw:frame table:end-cell-address="Check_List.B20" table:end-x="0.715in" table:end-y="0.1555in" draw:z-index="0" draw:name="Graphics 2" draw:style-name="gr1" draw:text-style-name="P1" svg:width="0.4173in" svg:height="0.05in" svg:x="0.2976in" svg:y="0.1055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8.001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8.002</text:p>
          </table:table-cell>
          <table:table-cell table:style-name="ce59" office:value-type="string">
            <text:p>Check show Accessibility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9.001</text:p>
          </table:table-cell>
          <table:table-cell table:style-name="ce62" office:value-type="string">
            <text:p>Check Skip content link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10.001</text:p>
          </table:table-cell>
          <table:table-cell table:style-name="ce59" office:value-type="string">
            <text:p>Check show Site map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11.001</text:p>
          </table:table-cell>
          <table:table-cell table:style-name="ce59" office:value-type="string">
            <text:p>Check Search toolbar must work in Lynx and Firefox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9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9">
          <table:table-cell table:number-columns-repeated="255"/>
        </table:table-row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</table:table>
      <table:table table:name="Home_Page" table:style-name="ta4" table:print="false">
        <office:forms form:automatic-focus="false" form:apply-design-mode="false"/>
        <table:table-column table:style-name="co19" table:default-cell-style-name="ce73"/>
        <table:table-column table:style-name="co20" table:default-cell-style-name="ce77"/>
        <table:table-column table:style-name="co22" table:default-cell-style-name="ce73"/>
        <table:table-column table:style-name="co23" table:default-cell-style-name="ce92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3"/>
        <table:table-column table:style-name="co19" table:default-cell-style-name="ce73"/>
        <table:table-column table:style-name="co28" table:default-cell-style-name="ce73"/>
        <table:table-column table:style-name="co28" table:default-cell-style-name="ce73"/>
        <table:table-column table:style-name="co29" table:default-cell-style-name="ce73"/>
        <table:table-column table:style-name="co30" table:default-cell-style-name="ce73"/>
        <table:table-column table:style-name="co31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38];[.$K1])" office:value-type="float" office:value="0">
            <text:p>0</text:p>
          </table:table-cell>
          <table:table-cell table:style-name="ce101" table:formula="of:=COUNTIF([.M$7:.M$838];[.$K1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38];[.$K2])" office:value-type="float" office:value="0">
            <text:p>0</text:p>
          </table:table-cell>
          <table:table-cell table:style-name="ce101" table:formula="of:=COUNTIF([.M$7:.M$838];[.$K2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38];[.$K3])" office:value-type="float" office:value="0">
            <text:p>0</text:p>
          </table:table-cell>
          <table:table-cell table:style-name="ce101" table:formula="of:=COUNTIF([.M$7:.M$838];[.$K3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98])" office:value-type="float" office:value="24" table:number-columns-spanned="3" table:number-rows-spanned="1">
            <text:p>24</text:p>
          </table:table-cell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38];[.$K4])" office:value-type="float" office:value="0">
            <text:p>0</text:p>
          </table:table-cell>
          <table:table-cell table:style-name="ce101" table:formula="of:=COUNTIF([.M$7:.M$838];[.$K4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38];[.$K5])" office:value-type="float" office:value="0">
            <text:p>0</text:p>
          </table:table-cell>
          <table:table-cell table:style-name="ce101" table:formula="of:=COUNTIF([.M$7:.M$838];[.$K5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21">
          <table:table-cell table:style-name="ce72" office:value-type="float" office:value="1">
            <text:p>1.00</text:p>
          </table:table-cell>
          <table:table-cell table:style-name="ce38" office:value-type="string">
            <text:p>SNF_WAIPORTAL_ACCESSIBILITY_HOME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Home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2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8" office:value-type="string">
            <text:p>SNF_WAIPORTAL_ACCESSIBILITY_HOME_02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3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8" office:value-type="string">
            <text:p>SNF_WAIPORTAL_ACCESSIBILITY_HOME_02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4">
          <table:table-cell table:style-name="ce7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8" office:value-type="string">
            <text:p>SNF_WAIPORTAL_ACCESSIBILITY_HOME_02</text:p>
          </table:table-cell>
          <table:table-cell table:style-name="ce86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5">
          <table:table-cell table:style-name="ce7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8" office:value-type="string">
            <text:p>SNF_WAIPORTAL_ACCESSIBILITY_HOME_03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6">
          <table:table-cell table:style-name="ce7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8" office:value-type="string">
            <text:p>SNF_WAIPORTAL_ACCESSIBILITY_HOME_03</text:p>
          </table:table-cell>
          <table:table-cell table:style-name="ce86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38" office:value-type="string">
            <text:p>WAIPortal/Accessibility/Home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7">
          <table:table-cell table:style-name="ce7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8" office:value-type="string">
            <text:p>SNF_WAIPORTAL_ACCESSIBILITY_HOME_04</text:p>
          </table:table-cell>
          <table:table-cell table:style-name="ce86" office:value-type="float" office:value="1">
            <text:p>1.00</text:p>
          </table:table-cell>
          <table:table-cell table:style-name="ce75" office:value-type="string">
            <text:p>WAIPortal/Accessibility/Home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<text:span text:style-name="T7">- Use Lynx </text:span><text:span text:style-name="T7">browser</text:span></text:p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table:style-name="ce64" office:value-type="string">
            <text:p>High</text:p>
          </table:table-cell>
          <table:table-cell table:style-name="ce58"/>
          <table:table-cell table:style-name="ce104"/>
          <table:table-cell table:style-name="ce58" table:number-columns-repeated="3"/>
          <table:table-cell table:style-name="ce109" table:number-columns-repeated="242"/>
          <table:table-cell table:number-columns-repeated="767"/>
        </table:table-row>
        <table:table-row table:style-name="ro49">
          <table:table-cell table:style-name="ce7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- Use Lynx browser</text:p>
            <text:p>- 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28">
          <table:table-cell table:style-name="ce7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<text:span text:style-name="T7">- Use Lynx </text:span><text:span text:style-name="T7">browser</text:span></text:p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76" office:value-type="string">
            <text:p>WAIPortal/Accessibility/Home/NAVIGATION</text:p>
          </table:table-cell>
          <table:table-cell table:style-name="ce60" office:value-type="string">
            <text:p>Check Display Navigation menu when use Lynx and FF</text:p>
          </table:table-cell>
          <table:table-cell table:style-name="ce61" office:value-type="string">
            <text:p>Step 1: Check the menu and sub menu of navigation </text:p>
          </table:table-cell>
          <table:table-cell table:style-name="ce59" office:value-type="string">
            <text:p>Check all the link in menu and sub-menu is order following by default ( Features -&gt; Technology -&gt; Competence -&gt; Customers)</text:p>
          </table:table-cell>
          <table:table-cell table:style-name="ce59" office:value-type="string">
            <text:p>All the link in menu and sub-menu is displayed correct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8" office:value-type="string">
            <text:p>SNF_WAIPORTAL_ACCESSIBILITY_HOME_04</text:p>
          </table:table-cell>
          <table:table-cell table:style-name="ce86" office:value-type="float" office:value="5">
            <text:p>5.00</text:p>
          </table:table-cell>
          <table:table-cell table:style-name="ce76" office:value-type="string">
            <text:p>WAIPortal/Accessibility/Home/NAVIGATION</text:p>
          </table:table-cell>
          <table:table-cell table:style-name="ce60" office:value-type="string">
            <text:p>Check Display Navigation menu when view a link in sub-menu</text:p>
          </table:table-cell>
          <table:table-cell table:style-name="ce61" office:value-type="string">
            <text:p>Step 1: Check Navigation menu when view a page in sub-menu</text:p>
          </table:table-cell>
          <table:table-cell table:style-name="ce59" office:value-type="string">
            <text:p>- Select a menu and click a sub-meu ( use Lynx and FF)</text:p>
          </table:table-cell>
          <table:table-cell table:style-name="ce59" office:value-type="string">
            <text:p>- All menu and sub-meu not changed and show is the same with by default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0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Check display WCM toolbar at the top and identique in every page</text:p>
          </table:table-cell>
          <table:table-cell table:style-name="ce59" office:value-type="string">
            <text:p>Step 1: Check WCM toolbar</text:p>
          </table:table-cell>
          <table:table-cell table:style-name="ce59" office:value-type="string">
            <text:p>- Use Lynx and FF and do some action ( view some page)</text:p>
          </table:table-cell>
          <table:table-cell table:style-name="ce59" office:value-type="string">
            <text:p>The WCM toolbar always show the top toolbar and order by default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1">
          <table:table-cell table:style-name="ce7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8" office:value-type="string">
            <text:p>SNF_WAIPORTAL_ACCESSIBILITY_HOME_05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FORM</text:p>
          </table:table-cell>
          <table:table-cell table:style-name="ce61" office:value-type="string">
            <text:p>Check Label form by using Favelet</text:p>
          </table:table-cell>
          <table:table-cell table:style-name="ce61" office:value-type="string">
            <text:p>Step 1: Check label by search page</text:p>
          </table:table-cell>
          <table:table-cell table:style-name="ce59" office:value-type="string">
            <text:p>- Input words ( ex: java)</text:p>
            <text:p>- Click Enter</text:p>
            <text:p>- Using Favelets -&gt; choose Form Labels ( wait show result)</text:p>
          </table:table-cell>
          <table:table-cell table:style-name="ce59" office:value-type="string">
            <text:p>- All the result is displayed 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2">
          <table:table-cell table:style-name="ce7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8" office:value-type="string">
            <text:p>SNF_WAIPORTAL_ACCESSIBILITY_HOME_05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Home/FORM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59" office:value-type="string">
            <text:p>Step 1: Check each label that is associated with a form field</text:p>
          </table:table-cell>
          <table:table-cell table:style-name="ce59" office:value-type="string">
            <text:p>- Input words ( ex: java)</text:p>
            <text:p>- Click Enter</text:p>
          </table:table-cell>
          <table:table-cell table:style-name="ce59" office:value-type="string">
            <text:p>Show the label that is associated with a form field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3">
          <table:table-cell table:style-name="ce7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8" office:value-type="string">
            <text:p>SNF_WAIPORTAL_ACCESSIBILITY_HOME_06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245"/>
          <table:table-cell table:number-columns-repeated="767"/>
        </table:table-row>
        <table:table-row table:style-name="ro34">
          <table:table-cell table:style-name="ce7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8" office:value-type="string">
            <text:p>SNF_WAIPORTAL_ACCESSIBILITY_HOME_06</text:p>
          </table:table-cell>
          <table:table-cell table:style-name="ce86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76" office:value-type="string">
            <text:p>WAIPortal/Accessibility/Home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table:style-name="ce64"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style-name="ce105"/>
          <table:table-cell table:style-name="ce59" table:number-columns-repeated="245"/>
          <table:table-cell table:number-columns-repeated="767"/>
        </table:table-row>
        <table:table-row table:style-name="ro36">
          <table:table-cell table:style-name="ce7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8" office:value-type="string">
            <text:p>SNF_WAIPORTAL_ACCESSIBILITY_HOME_07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245"/>
          <table:table-cell table:number-columns-repeated="767"/>
        </table:table-row>
        <table:table-row table:style-name="ro37">
          <table:table-cell table:style-name="ce7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8" office:value-type="string">
            <text:p>SNF_WAIPORTAL_ACCESSIBILITY_HOME_08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245"/>
          <table:table-cell table:number-columns-repeated="767"/>
        </table:table-row>
        <table:table-row table:style-name="ro23">
          <table:table-cell table:style-name="ce7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8" office:value-type="string">
            <text:p>SNF_WAIPORTAL_ACCESSIBILITY_HOME_08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Home/MANDATORY ELEMENTS</text:p>
          </table:table-cell>
          <table:table-cell table:style-name="ce59" office:value-type="string">
            <text:p>Check show Accessibility page</text:p>
          </table:table-cell>
          <table:table-cell table:style-name="ce62" office:value-type="string">
            <text:p>Step 1: Check show Accessibility page</text:p>
          </table:table-cell>
          <table:table-cell table:style-name="ce59" office:value-type="string">
            <text:p>- Go to Accessible on toolbar </text:p>
          </table:table-cell>
          <table:table-cell table:style-name="ce59" office:value-type="string">
            <text:p>The Accessibility page works ( display content)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8">
          <table:table-cell table:style-name="ce7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8" office:value-type="string">
            <text:p>SNF_WAIPORTAL_ACCESSIBILITY_HOME_09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SKIP CONTENT LINK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table:style-name="ce64"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style-name="ce106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4">
          <table:table-cell table:style-name="ce7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8" office:value-type="string">
            <text:p>SNF_WAIPORTAL_ACCESSIBILITY_HOME_10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SHOW SITE MAP</text:p>
          </table:table-cell>
          <table:table-cell table:style-name="ce59" office:value-type="string">
            <text:p>Check show Site map page</text:p>
          </table:table-cell>
          <table:table-cell table:style-name="ce59" office:value-type="string">
            <text:p>Step 1: Check show sitemap page</text:p>
          </table:table-cell>
          <table:table-cell table:style-name="ce61" office:value-type="string">
            <text:p>- Click on Sitemap link on toolbar</text:p>
          </table:table-cell>
          <table:table-cell table:style-name="ce59" office:value-type="string">
            <text:p>- Show all the collection of page in program</text:p>
            <text:p/>
          </table:table-cell>
          <table:table-cell table:style-name="ce64" office:value-type="string">
            <text:p>High</text:p>
          </table:table-cell>
          <table:table-cell table:style-name="ce59" office:value-type="string">
            <text:p>Achecker ID : <text:a xlink:href="http://achecker.ca/checker/suggestion.php?id=184">http://achecker.ca/checker/suggestion.php?id=184</text:a></text:p>
          </table:table-cell>
          <table:table-cell table:style-name="ce10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9">
          <table:table-cell table:style-name="ce7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8" office:value-type="string">
            <text:p>SNF_WAIPORTAL_ACCESSIBILITY_HOME_11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SEARCH </text:p>
          </table:table-cell>
          <table:table-cell table:style-name="ce59" office:value-type="string">
            <text:p>Check Search toolbar must work in Lynx and Firefox</text:p>
          </table:table-cell>
          <table:table-cell table:style-name="ce62" office:value-type="string">
            <text:p>Step 1: Check Search toolbar work in Lynx and FF</text:p>
          </table:table-cell>
          <table:table-cell table:style-name="ce59"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table:style-name="ce59" office:value-type="string">
            <text:p>verify if search toolbar works in Lynx and Firefox and the result is the same</text:p>
          </table:table-cell>
          <table:table-cell table:style-name="ce64" office:value-type="string">
            <text:p>High</text:p>
          </table:table-cell>
          <table:table-cell table:style-name="ce59" table:number-columns-repeated="5"/>
          <table:table-cell table:style-name="ce110" table:number-columns-repeated="242"/>
          <table:table-cell table:number-columns-repeated="767"/>
        </table:table-row>
        <table:table-row table:style-name="ro12">
          <table:table-cell table:style-name="ce7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8" office:value-type="string">
            <text:p>SNF_WAIPORTAL_ACCESSIBILITY_HOME_12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LogIn</text:p>
          </table:table-cell>
          <table:table-cell table:style-name="ce57" office:value-type="string">
            <text:p>Check Login page</text:p>
          </table:table-cell>
          <table:table-cell table:style-name="ce57" office:value-type="string">
            <text:p>Step 1: Check login page</text:p>
          </table:table-cell>
          <table:table-cell table:style-name="ce57" office:value-type="string">
            <text:p>- Click login in on Toolbar</text:p>
            <text:p/>
          </table:table-cell>
          <table:table-cell table:style-name="ce57" office:value-type="string">
            <text:p>Show all information of page includes: user name, password...</text:p>
          </table:table-cell>
          <table:table-cell table:style-name="ce64"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5">
          <table:table-cell table:style-name="ce7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8" office:value-type="string">
            <text:p>SNF_WAIPORTAL_ACCESSIBILITY_HOME_13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Back</text:p>
          </table:table-cell>
          <table:table-cell table:style-name="ce57" office:value-type="string">
            <text:p>Check back to Home page ( Lynx and FF)</text:p>
          </table:table-cell>
          <table:table-cell table:style-name="ce57" office:value-type="string">
            <text:p>Step 1: Check to Home page</text:p>
          </table:table-cell>
          <table:table-cell table:style-name="ce57" office:value-type="string">
            <text:p>- View a page</text:p>
            <text:p>- Click on logo on WAIPortalBottom ( FF) or select homepage ( Lynx)</text:p>
          </table:table-cell>
          <table:table-cell table:style-name="ce57" office:value-type="string">
            <text:p>Back to homepage</text:p>
          </table:table-cell>
          <table:table-cell table:style-name="ce64"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4"/>
          <table:table-cell table:style-name="ce82"/>
          <table:table-cell table:style-name="ce87"/>
          <table:table-cell table:style-name="ce93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The_Platform_Difference_Page" table:style-name="ta4" table:print="false">
        <office:forms form:automatic-focus="false" form:apply-design-mode="false"/>
        <table:table-column table:style-name="co19" table:default-cell-style-name="ce73"/>
        <table:table-column table:style-name="co20" table:default-cell-style-name="ce77"/>
        <table:table-column table:style-name="co22" table:default-cell-style-name="ce73"/>
        <table:table-column table:style-name="co23" table:default-cell-style-name="ce92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3"/>
        <table:table-column table:style-name="co19" table:default-cell-style-name="ce73"/>
        <table:table-column table:style-name="co28" table:default-cell-style-name="ce73"/>
        <table:table-column table:style-name="co28" table:default-cell-style-name="ce73"/>
        <table:table-column table:style-name="co29" table:default-cell-style-name="ce73"/>
        <table:table-column table:style-name="co30" table:default-cell-style-name="ce73"/>
        <table:table-column table:style-name="co32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21">
          <table:table-cell table:style-name="ce72" office:value-type="float" office:value="1">
            <text:p>1.00</text:p>
          </table:table-cell>
          <table:table-cell table:style-name="ce38" office:value-type="string">
            <text:p>SNF_WAIPORTAL_ACCESSIBILITY_PLATFORM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latform/<text:span text:style-name="T12">Che</text:span><text:span text:style-name="T12">ck</text:span></text:p>
          </table:table-cell>
          <table:table-cell office:value-type="string">
            <text:p>Check The Platform Difference page</text:p>
          </table:table-cell>
          <table:table-cell office:value-type="string">
            <text:p>Step 1: The Platform Difference page</text:p>
          </table:table-cell>
          <table:table-cell office:value-type="string">
            <text:p>- Click The Platform Difference page on WAIPortal Container in the Left</text:p>
          </table:table-cell>
          <table:table-cell office:value-type="string">
            <text:p>The content of The Platform Difference page appear</text:p>
          </table:table-cell>
          <table:table-cell table:style-name="ce57" office:value-type="string">
            <text:p>High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22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8" office:value-type="string">
            <text:p>SNF_WAIPORTAL_ACCESSIBILITY_PLATFORM_02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23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24">
          <table:table-cell table:style-name="ce7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2">
            <text:p>2.00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25">
          <table:table-cell table:style-name="ce7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3">
            <text:p>3.00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40">
          <table:table-cell table:style-name="ce7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8" office:value-type="string">
            <text:p>SNF_WAIPORTAL_ACCESSIBILITY_PLATFORM_04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27">
          <table:table-cell table:style-name="ce7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8" office:value-type="string">
            <text:p>SNF_WAIPORTAL_ACCESSIBILITY_PLATFORM_04</text:p>
          </table:table-cell>
          <table:table-cell table:style-name="ce86" office:value-type="float" office:value="2">
            <text:p>2.00</text:p>
          </table:table-cell>
          <table:table-cell table:style-name="ce38" office:value-type="string">
            <text:p>WAIPortal/Accessibility/Platform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3"/>
          <table:table-cell table:style-name="Default"/>
          <table:table-cell table:style-name="ce109" table:number-columns-repeated="242"/>
          <table:table-cell table:number-columns-repeated="767"/>
        </table:table-row>
        <table:table-row table:style-name="ro49">
          <table:table-cell table:style-name="ce7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1">
            <text:p>1.00</text:p>
          </table:table-cell>
          <table:table-cell table:style-name="ce75" office:value-type="string">
            <text:p>WAIPortal/Accessibility/Platform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table:style-name="ce57"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5">
          <table:table-cell table:style-name="ce7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Platform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3">
            <text:p>3.00</text:p>
          </table:table-cell>
          <table:table-cell table:style-name="ce76" office:value-type="string">
            <text:p>WAIPortal/Accessibility/Platform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8" office:value-type="string">
            <text:p>SNF_WAIPORTAL_ACCESSIBILITY_PLATFORM_06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Platform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0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8" office:value-type="string">
            <text:p>SNF_WAIPORTAL_ACCESSIBILITY_PLATFORM_06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Platform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1">
          <table:table-cell table:style-name="ce7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8" office:value-type="string">
            <text:p>SNF_WAIPORTAL_ACCESSIBILITY_PLATFORM_07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2">
          <table:table-cell table:style-name="ce7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8" office:value-type="string">
            <text:p>SNF_WAIPORTAL_ACCESSIBILITY_PLATFORM_08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3">
          <table:table-cell table:style-name="ce7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8" office:value-type="string">
            <text:p>SNF_WAIPORTAL_ACCESSIBILITY_PLATFORM_09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Skip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table:style-name="ce57"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3"/>
          <table:table-cell table:style-name="Default"/>
          <table:table-cell table:style-name="ce59" table:number-columns-repeated="242"/>
          <table:table-cell table:number-columns-repeated="767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4"/>
          <table:table-cell table:style-name="ce82"/>
          <table:table-cell table:style-name="ce87"/>
          <table:table-cell table:style-name="ce93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ocial_And_Collaboration_Page" table:style-name="ta4" table:print="false">
        <office:forms form:automatic-focus="false" form:apply-design-mode="false"/>
        <table:table-column table:style-name="co8" table:default-cell-style-name="ce72"/>
        <table:table-column table:style-name="co8" table:default-cell-style-name="ce38"/>
        <table:table-column table:style-name="co8" table:default-cell-style-name="ce86"/>
        <table:table-column table:style-name="co33" table:default-cell-style-name="ce38"/>
        <table:table-column table:style-name="co34" table:default-cell-style-name="ce57"/>
        <table:table-column table:style-name="co35" table:default-cell-style-name="ce57"/>
        <table:table-column table:style-name="co36" table:default-cell-style-name="ce57"/>
        <table:table-column table:style-name="co37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Default"/>
        <table:table-row table:style-name="ro12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table:style-name="ce73"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SOC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oc/Check</text:p>
          </table:table-cell>
          <table:table-cell office:value-type="string">
            <text:p>Check Social &amp; Collaboration page</text:p>
          </table:table-cell>
          <table:table-cell office:value-type="string">
            <text:p>Step 1: The Social &amp; Collaboration page</text:p>
          </table:table-cell>
          <table:table-cell office:value-type="string">
            <text:p>- Click Social &amp; Collaboration page on WAIPortal Container in the Left</text:p>
          </table:table-cell>
          <table:table-cell office:value-type="string">
            <text:p>The content of Social &amp; Collaboration page appear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OC_02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OC_03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OC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OC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OC_04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OC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1013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OC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oc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OC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6" office:value-type="string">
            <text:p>WAIPortal/Accessibility/Soc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OC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6" office:value-type="string">
            <text:p>WAIPortal/Accessibility/Soc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OC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oc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OC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oc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OC_07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OC_08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OC_09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Skip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Default" table:number-columns-repeated="8"/>
          <table:table-cell/>
          <table:table-cell table:style-name="Default" table:number-columns-repeated="4"/>
          <table:table-cell table:number-columns-repeated="1010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earch_Page" table:style-name="ta4" table:print="false">
        <office:forms form:automatic-focus="false" form:apply-design-mode="false"/>
        <table:table-column table:style-name="co8" table:default-cell-style-name="ce69"/>
        <table:table-column table:style-name="co8" table:default-cell-style-name="ce38"/>
        <table:table-column table:style-name="co8" table:default-cell-style-name="ce86"/>
        <table:table-column table:style-name="co8" table:default-cell-style-name="ce76"/>
        <table:table-column table:style-name="co38" table:default-cell-style-name="ce84"/>
        <table:table-column table:style-name="co39" table:default-cell-style-name="ce73"/>
        <table:table-column table:style-name="co40" table:default-cell-style-name="ce59"/>
        <table:table-column table:style-name="co41" table:default-cell-style-name="ce59"/>
        <table:table-column table:style-name="co8" table:default-cell-style-name="ce57"/>
        <table:table-column table:style-name="co8" table:default-cell-style-name="ce59"/>
        <table:table-column table:style-name="co8" table:default-cell-style-name="ce101"/>
        <table:table-column table:style-name="co8" table:default-cell-style-name="ce101"/>
        <table:table-column table:style-name="co8" table:default-cell-style-name="ce101"/>
        <table:table-column table:style-name="co8" table:default-cell-style-name="ce101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12">
          <table:table-cell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office:value-type="string">
            <text:p>Passed</text:p>
          </table:table-cell>
          <table:table-cell table:formula="of:=COUNTIF([.L$7:.L$827];[.$K1])" office:value-type="float" office:value="0">
            <text:p>0</text:p>
          </table:table-cell>
          <table:table-cell table:formula="of:=COUNTIF([.M$7:.M$827];[.$K1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office:value-type="string">
            <text:p>Failed</text:p>
          </table:table-cell>
          <table:table-cell table:formula="of:=COUNTIF([.L$7:.L$827];[.$K2])" office:value-type="float" office:value="0">
            <text:p>0</text:p>
          </table:table-cell>
          <table:table-cell table:formula="of:=COUNTIF([.M$7:.M$827];[.$K2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/>
          <table:table-cell/>
          <table:table-cell table:style-name="ce96"/>
          <table:table-cell table:style-name="ce97"/>
          <table:table-cell table:style-name="ce98" table:number-columns-repeated="2"/>
          <table:table-cell office:value-type="string">
            <text:p>Blocked</text:p>
          </table:table-cell>
          <table:table-cell table:formula="of:=COUNTIF([.L$7:.L$827];[.$K3])" office:value-type="float" office:value="0">
            <text:p>0</text:p>
          </table:table-cell>
          <table:table-cell table:formula="of:=COUNTIF([.M$7:.M$827];[.$K3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3" table:number-columns-spanned="3" table:number-rows-spanned="1">
            <text:p>3</text:p>
          </table:table-cell>
          <table:covered-table-cell table:style-name="ce90"/>
          <table:covered-table-cell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formula="of:=COUNTIF([.L$7:.L$827];[.$K4])" office:value-type="float" office:value="0">
            <text:p>0</text:p>
          </table:table-cell>
          <table:table-cell table:formula="of:=COUNTIF([.M$7:.M$827];[.$K4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/>
          <table:table-cell/>
          <table:table-cell table:style-name="ce73" table:number-columns-repeated="2"/>
          <table:table-cell table:style-name="ce77" table:number-columns-repeated="2"/>
          <table:table-cell table:style-name="ce73" office:value-type="string">
            <text:p>N/A</text:p>
          </table:table-cell>
          <table:table-cell table:formula="of:=COUNTIF([.L$7:.L$827];[.$K5])" office:value-type="float" office:value="0">
            <text:p>0</text:p>
          </table:table-cell>
          <table:table-cell table:formula="of:=COUNTIF([.M$7:.M$827];[.$K5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table:style-name="ce72" office:value-type="float" office:value="1">
            <text:p>1.00</text:p>
          </table:table-cell>
          <table:table-cell office:value-type="string">
            <text:p>SNF_WAIPORTAL_ACCESSIBILITY_SEARCH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earch/FORM</text:p>
          </table:table-cell>
          <table:table-cell table:style-name="ce107" office:value-type="string">
            <text:p>Check Label form by using Favelet</text:p>
          </table:table-cell>
          <table:table-cell table:style-name="ce107" office:value-type="string">
            <text:p>Step 1: Check label by search page</text:p>
          </table:table-cell>
          <table:table-cell office:value-type="string">
            <text:p>- Input words ( ex: java)</text:p>
            <text:p>- Click Enter</text:p>
            <text:p>- Using Favelet -&gt; choose Form Labels ( wait show result)</text:p>
          </table:table-cell>
          <table:table-cell office:value-type="string">
            <text:p>- All the result is displayed </text:p>
          </table:table-cell>
          <table:table-cell office:value-type="string">
            <text:p>High</text:p>
          </table:table-cell>
          <table:table-cell office:value-type="string">
            <text:p>Use Favelets</text:p>
          </table:table-cell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EARCH_01</text:p>
          </table:table-cell>
          <table:table-cell office:value-type="float" office:value="2">
            <text:p>2.00</text:p>
          </table:table-cell>
          <table:table-cell office:value-type="string">
            <text:p>WAIPortal/Accessibility/Search/FORM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59" office:value-type="string">
            <text:p>Step 1: Check each label that is associated with a form field</text:p>
          </table:table-cell>
          <table:table-cell office:value-type="string">
            <text:p>- Input words ( ex: java)</text:p>
            <text:p>- Click Enter</text:p>
          </table:table-cell>
          <table:table-cell office:value-type="string">
            <text:p>Show the label that is associated with a form field</text:p>
          </table:table-cell>
          <table:table-cell office:value-type="string">
            <text:p>High</text:p>
          </table:table-cell>
          <table:table-cell/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EARCH_02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AIPortal/Accessibility/Search/SEARCH </text:p>
          </table:table-cell>
          <table:table-cell table:style-name="ce59" office:value-type="string">
            <text:p>Check Search toolbar must work in Lynx and Firefox</text:p>
          </table:table-cell>
          <table:table-cell table:style-name="ce62" office:value-type="string">
            <text:p>Step 1: Check Search toolbar work in Lynx and FF</text:p>
          </table:table-cell>
          <table:table-cell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office:value-type="string">
            <text:p>verify if search toolbar works in Lynx and Firefox and the result is the same</text:p>
          </table:table-cell>
          <table:table-cell office:value-type="string">
            <text:p>High</text:p>
          </table:table-cell>
          <table:table-cell office:value-type="string">
            <text:p>Lynx and Firefox</text:p>
          </table:table-cell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47"/>
          <table:table-cell table:number-columns-repeated="76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Portal_And_Content_Page" table:style-name="ta4" table:print="false">
        <office:forms form:automatic-focus="false" form:apply-design-mode="false"/>
        <table:table-column table:style-name="co8" table:default-cell-style-name="ce72"/>
        <table:table-column table:style-name="co8" table:default-cell-style-name="ce38"/>
        <table:table-column table:style-name="co8" table:default-cell-style-name="ce86"/>
        <table:table-column table:style-name="co23" table:default-cell-style-name="ce38"/>
        <table:table-column table:style-name="co42" table:default-cell-style-name="ce57"/>
        <table:table-column table:style-name="co43" table:default-cell-style-name="ce57"/>
        <table:table-column table:style-name="co44" table:default-cell-style-name="ce57"/>
        <table:table-column table:style-name="co45" table:default-cell-style-name="ce57"/>
        <table:table-column table:style-name="co8" table:default-cell-style-name="Default"/>
        <table:table-column table:style-name="co8" table:default-cell-style-name="ce57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12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PORTAL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Portal/Check</text:p>
          </table:table-cell>
          <table:table-cell table:style-name="ce73" office:value-type="string">
            <text:p>Check Portal &amp; Content page</text:p>
          </table:table-cell>
          <table:table-cell table:style-name="ce73" office:value-type="string">
            <text:p>Step 1: The Portal &amp; Content page</text:p>
          </table:table-cell>
          <table:table-cell table:style-name="ce73" office:value-type="string">
            <text:p>- Click Portal &amp; Content page on WAIPortal Container in the Left</text:p>
          </table:table-cell>
          <table:table-cell table:style-name="ce73" office:value-type="string">
            <text:p>The content of Portal &amp; Content page appear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ORTAL_02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ORTAL_03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ORTAL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ORTAL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ORTAL_04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ORTAL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1013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ORTAL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ortal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ORTAL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ortal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ORTAL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ortal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ORTAL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ortal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ORTAL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ortal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ORTAL_07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ORTAL_08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ORTAL_09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Skip</text:p>
          </table:table-cell>
          <table:table-cell table:style-name="ce106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itemap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38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6" table:number-columns-spanned="3" table:number-rows-spanned="1">
            <text:p>16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SITEMAP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iteMap/Check</text:p>
          </table:table-cell>
          <table:table-cell table:style-name="ce59" office:value-type="string">
            <text:p>Check show Site map page</text:p>
          </table:table-cell>
          <table:table-cell table:style-name="ce59" office:value-type="string">
            <text:p>Step 1: Check show sitemap page</text:p>
          </table:table-cell>
          <table:table-cell table:style-name="ce107" office:value-type="string">
            <text:p>- Click on Sitemap link on toolbar</text:p>
          </table:table-cell>
          <table:table-cell table:style-name="ce59" office:value-type="string">
            <text:p>- Show all the collection of page in program</text:p>
            <text:p/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ITEMAP_02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ITEMAP_03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ITEMAP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ITEMAP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ITEMAP_04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ITEMAP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SiteMap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ITEMAP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iteMap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ITEMAP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SiteMap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ITEMAP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SiteMap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ITEMAP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iteMap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ITEMAP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iteMap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ITEMAP_07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ITEMAP_08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ITEMAP_09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Skip</text:p>
          </table:table-cell>
          <table:table-cell table:style-name="ce106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AIPORTAL_ACCESSIBILITY_SITEMAP_10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View</text:p>
          </table:table-cell>
          <table:table-cell table:style-name="ce110" office:value-type="string">
            <text:p>View a page from Sitemap</text:p>
          </table:table-cell>
          <table:table-cell table:style-name="ce110" office:value-type="string">
            <text:p>Step 1: View page form sitemap</text:p>
          </table:table-cell>
          <table:table-cell table:style-name="ce110" office:value-type="string">
            <text:p>- On SiteMap page select a page and click on link it</text:p>
          </table:table-cell>
          <table:table-cell table:style-name="ce110" office:value-type="string">
            <text:p>- Show content of page which selected</text:p>
          </table:table-cell>
          <table:table-cell office:value-type="string">
            <text:p>High</text:p>
          </table:table-cell>
          <table:table-cell table:style-name="ce110" table:number-columns-repeated="4"/>
          <table:table-cell table:number-columns-repeated="1010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Accessibility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38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6" table:number-columns-spanned="3" table:number-rows-spanned="1">
            <text:p>16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ACCESS_PAGE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Access/Check</text:p>
          </table:table-cell>
          <table:table-cell table:style-name="ce59" office:value-type="string">
            <text:p>Check show Accessibility page</text:p>
          </table:table-cell>
          <table:table-cell table:style-name="ce106" office:value-type="string">
            <text:p>Step 1: Check show Accessibility page</text:p>
          </table:table-cell>
          <table:table-cell table:style-name="ce59" office:value-type="string">
            <text:p>- Go to Accessible on toolbar </text:p>
          </table:table-cell>
          <table:table-cell table:style-name="ce59" office:value-type="string">
            <text:p>The Accessibility page works ( display content)</text:p>
          </table:table-cell>
          <table:table-cell office:value-type="string">
            <text:p>High</text:p>
          </table:table-cell>
          <table:table-cell table:style-name="ce73"/>
          <table:table-cell>
            <text:p>hanh.ly</text:p>
          </table:table-cell>
          <table:table-cell table:number-columns-repeated="1012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ACCESS_PAGE_02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>
            <text:p>hanh.ly</text:p>
          </table:table-cell>
          <table:table-cell table:number-columns-repeated="1012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ACCESS_PAGE_03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>
            <text:p>hanh.ly</text:p>
          </table:table-cell>
          <table:table-cell table:number-columns-repeated="1012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ACCESS_PAG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>
            <text:p>hanh.ly</text:p>
          </table:table-cell>
          <table:table-cell table:number-columns-repeated="1012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ACCESS_PAG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>
            <text:p>hanh.ly</text:p>
          </table:table-cell>
          <table:table-cell table:number-columns-repeated="1012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ACCESS_PAGE_04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>
            <text:p>hanh.ly</text:p>
          </table:table-cell>
          <table:table-cell table:number-columns-repeated="1012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ACCESS_PAG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Access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>
            <text:p>hanh.ly</text:p>
          </table:table-cell>
          <table:table-cell table:number-columns-repeated="1012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ACCESS_PAGE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Access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>
            <text:p>hanh.ly</text:p>
          </table:table-cell>
          <table:table-cell table:number-columns-repeated="1012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ACCESS_PAG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Access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hanh.ly</text:p>
          </table:table-cell>
          <table:table-cell table:number-columns-repeated="1012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ACCESS_PAG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Access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hanh.ly</text:p>
          </table:table-cell>
          <table:table-cell table:number-columns-repeated="1012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ACCESS_PAGE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Access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>
            <text:p>hanh.ly</text:p>
          </table:table-cell>
          <table:table-cell table:number-columns-repeated="1012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ACCESS_PAG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Access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>
            <text:p>hanh.ly</text:p>
          </table:table-cell>
          <table:table-cell table:number-columns-repeated="1012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ACCESS_PAGE_07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>
            <text:p>hanh.ly</text:p>
          </table:table-cell>
          <table:table-cell table:number-columns-repeated="1012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ACCESS_PAGE_08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>
            <text:p>hanh.ly</text:p>
          </table:table-cell>
          <table:table-cell table:number-columns-repeated="1012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ACCESS_PAGE_09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>
            <text:p>hanh.ly</text:p>
          </table:table-cell>
          <table:table-cell table:number-columns-repeated="1012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AIPORTAL_ACCESSIBILITY_ACCESS_PAGE_10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View</text:p>
          </table:table-cell>
          <table:table-cell office:value-type="string">
            <text:p>Check show contact us page</text:p>
          </table:table-cell>
          <table:table-cell office:value-type="string">
            <text:p>Step 1: Check show contact us page</text:p>
          </table:table-cell>
          <table:table-cell table:style-name="ce112" office:value-type="string">
            <text:p>- Click on link in the bottom of this page "Any trouble ? Please contact us"</text:p>
          </table:table-cell>
          <table:table-cell office:value-type="string">
            <text:p>- Show content of contact us page</text:p>
          </table:table-cell>
          <table:table-cell office:value-type="string">
            <text:p>High</text:p>
          </table:table-cell>
          <table:table-cell table:style-name="ce110" table:number-columns-repeated="1"/>
          <table:table-cell table:style-name="ce110">
            <text:p>hanh.ly</text:p>
          </table:table-cell>
          <table:table-cell table:style-name="ce110" table:number-columns-repeated="2"/>
          <table:table-cell table:number-columns-repeated="1010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Technical_Specifications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TECH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Tech/Check</text:p>
          </table:table-cell>
          <table:table-cell table:style-name="ce59" office:value-type="string">
            <text:p>Check Technical Specifications page</text:p>
          </table:table-cell>
          <table:table-cell table:style-name="ce106" office:value-type="string">
            <text:p>Step 1: Check Technical Specifications page</text:p>
          </table:table-cell>
          <table:table-cell table:style-name="ce59" office:value-type="string">
            <text:p>- Go to Technical Specifications on WAIPortal Container in the Left</text:p>
          </table:table-cell>
          <table:table-cell table:style-name="ce59" office:value-type="string">
            <text:p>The Technical Specifications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TECH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TECH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TECH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TECH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TECH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TECH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Tech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TECH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Tech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TECH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Tech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TECH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Tech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TECH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Tech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TECH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Tech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TECH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TECH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TECH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Integration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INTEGRATION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Integration/Check</text:p>
          </table:table-cell>
          <table:table-cell table:style-name="ce59" office:value-type="string">
            <text:p>Check Integration page</text:p>
          </table:table-cell>
          <table:table-cell table:style-name="ce106" office:value-type="string">
            <text:p>Step 1: Check Integration page</text:p>
          </table:table-cell>
          <table:table-cell table:style-name="ce59" office:value-type="string">
            <text:p>- Go to Integration on WAIPortal Container in the Left</text:p>
          </table:table-cell>
          <table:table-cell table:style-name="ce59" office:value-type="string">
            <text:p>The Integration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INTEGRATION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INTEGRATION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INTEGRATION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INTEGRATION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INTEGRATION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INTEGRATION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INTEGRATION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Integration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INTEGRATION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Integration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INTEGRATION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Integration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INTEGRATION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Integration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INTEGRATION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Integration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INTEGRATION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INTEGRATION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INTEGRATION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Work_With_Partner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PARTNER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artner/Check</text:p>
          </table:table-cell>
          <table:table-cell table:style-name="ce59" office:value-type="string">
            <text:p>Check Work With a Partner page</text:p>
          </table:table-cell>
          <table:table-cell table:style-name="ce106" office:value-type="string">
            <text:p>Step 1: Check Work With a Partner page</text:p>
          </table:table-cell>
          <table:table-cell table:style-name="ce59" office:value-type="string">
            <text:p>- Go to Work With a Partner on WAIPortal Container in the Left</text:p>
          </table:table-cell>
          <table:table-cell table:style-name="ce59" office:value-type="string">
            <text:p>The Work With a Partner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ARTNER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ARTNER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ARTNER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ARTNER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ARTNER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ARTNER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Partner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ARTNER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artner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ARTNER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artner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ARTNER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artner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ARTNER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artner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ARTNER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artner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ARTNER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ARTNER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ARTNER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Prepare_Your_Team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PREPARE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repare/Check</text:p>
          </table:table-cell>
          <table:table-cell table:style-name="ce59" office:value-type="string">
            <text:p>Check Prepare Your Team page</text:p>
          </table:table-cell>
          <table:table-cell table:style-name="ce106" office:value-type="string">
            <text:p>Step 1: Check Prepare Your Team page</text:p>
          </table:table-cell>
          <table:table-cell table:style-name="ce59" office:value-type="string">
            <text:p>- Go to Prepare Your Team on WAIPortal Container in the Left</text:p>
          </table:table-cell>
          <table:table-cell table:style-name="ce59" office:value-type="string">
            <text:p>The Prepare Your Team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REPARE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REPARE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REPAR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REPAR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REPARE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REPAR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Prepare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REPARE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repare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REPAR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repare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REPAR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repare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REPARE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repare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REPAR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repare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REPARE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REPARE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REPARE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bscription_And_Support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SUB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Sub/Check</text:p>
          </table:table-cell>
          <table:table-cell table:style-name="ce59" office:value-type="string">
            <text:p>Check Subscription &amp; Support page</text:p>
          </table:table-cell>
          <table:table-cell table:style-name="ce106" office:value-type="string">
            <text:p>Step 1: Check Subscription &amp; Support page</text:p>
          </table:table-cell>
          <table:table-cell table:style-name="ce59" office:value-type="string">
            <text:p>- Go to Subscription &amp; Support on WAIPortal Container in the Left</text:p>
          </table:table-cell>
          <table:table-cell table:style-name="ce59" office:value-type="string">
            <text:p>The Subscription &amp; Support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UB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UB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UB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UB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UB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UB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Sub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UB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ub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UB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Sub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UB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Sub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UB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ub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UB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ub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UB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UB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UB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ustomer_Success_Stories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49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12">
          <table:table-cell office:value-type="float" office:value="1">
            <text:p>1.00</text:p>
          </table:table-cell>
          <table:table-cell office:value-type="string">
            <text:p>SNF_WAIPORTAL_ACCESSIBILITY_CUSTOM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Custom/Check</text:p>
          </table:table-cell>
          <table:table-cell table:style-name="ce59" office:value-type="string">
            <text:p>Check Customer Success Stories page</text:p>
          </table:table-cell>
          <table:table-cell table:style-name="ce106" office:value-type="string">
            <text:p>Step 1: Check Customer Success Stories page</text:p>
          </table:table-cell>
          <table:table-cell table:style-name="ce59" office:value-type="string">
            <text:p>- Go to Customer Success Stories on WAIPortal Container in the Left</text:p>
          </table:table-cell>
          <table:table-cell table:style-name="ce59" office:value-type="string">
            <text:p>The Customer Success Stories page works ( display content)</text:p>
          </table:table-cell>
          <table:table-cell office:value-type="string">
            <text:p>High</text:p>
          </table:table-cell>
          <table:table-cell table:style-name="ce73"/>
          <table:table-cell>
            <text:p>hanh.ly</text:p>
          </table:table-cell>
          <table:table-cell table:number-columns-repeated="1012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CUSTOM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>
            <text:p>hanh.ly</text:p>
          </table:table-cell>
          <table:table-cell table:number-columns-repeated="1012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CUSTOM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>
            <text:p>hanh.ly</text:p>
          </table:table-cell>
          <table:table-cell table:number-columns-repeated="1012"/>
        </table:table-row>
        <table:table-row table:style-name="ro3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CUSTOM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>
            <text:p>hanh.ly</text:p>
          </table:table-cell>
          <table:table-cell table:number-columns-repeated="1012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CUSTOM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>
            <text:p>hanh.ly</text:p>
          </table:table-cell>
          <table:table-cell table:number-columns-repeated="1012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CUSTOM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>
            <text:p>hanh.ly</text:p>
          </table:table-cell>
          <table:table-cell table:number-columns-repeated="1012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CUSTOM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Custom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>
            <text:p>hanh.ly</text:p>
          </table:table-cell>
          <table:table-cell table:number-columns-repeated="1012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CUSTOM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Custom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>
            <text:p>hanh.ly</text:p>
          </table:table-cell>
          <table:table-cell table:number-columns-repeated="1012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CUSTOM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Custom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hanh.ly</text:p>
          </table:table-cell>
          <table:table-cell table:number-columns-repeated="1012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CUSTOM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Custom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hanh.ly</text:p>
          </table:table-cell>
          <table:table-cell table:number-columns-repeated="1012"/>
        </table:table-row>
        <table:table-row table:style-name="ro3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CUSTOM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Custom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>
            <text:p>hanh.ly</text:p>
          </table:table-cell>
          <table:table-cell table:number-columns-repeated="1012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CUSTOM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Custom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>
            <text:p>hanh.ly</text:p>
          </table:table-cell>
          <table:table-cell table:number-columns-repeated="1012"/>
        </table:table-row>
        <table:table-row table:style-name="ro3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CUSTOM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>
            <text:p>hanh.ly</text:p>
          </table:table-cell>
          <table:table-cell table:number-columns-repeated="1012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CUSTOM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>
            <text:p>hanh.ly</text:p>
          </table:table-cell>
          <table:table-cell table:number-columns-repeated="1012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CUSTOM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5" table:print="false">
        <office:forms form:automatic-focus="false" form:apply-design-mode="false"/>
        <table:table-column table:style-name="co58" table:default-cell-style-name="ce38"/>
        <table:table-column table:style-name="co59" table:default-cell-style-name="ce38"/>
        <table:table-column table:style-name="co60" table:default-cell-style-name="ce38"/>
        <table:table-column table:style-name="co61" table:default-cell-style-name="ce139"/>
        <table:table-column table:style-name="co62" table:default-cell-style-name="ce142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8" table:default-cell-style-name="ce141"/>
        <table:table-row table:style-name="ro61">
          <table:table-cell table:style-name="ce117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17"/>
          <table:covered-table-cell table:style-name="ce117"/>
          <table:covered-table-cell table:style-name="ce117"/>
          <table:table-cell table:style-name="ce117" office:value-type="string" table:number-columns-spanned="1" table:number-rows-spanned="3">
            <text:p>Total cases</text:p>
          </table:table-cell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9" table:number-columns-repeated="245"/>
          <table:table-cell/>
        </table:table-row>
        <table:table-row table:style-name="ro62"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49">
          <table:table-cell table:style-name="ce117" office:value-type="string">
            <text:p>Id</text:p>
          </table:table-cell>
          <table:table-cell table:style-name="ce117" office:value-type="string">
            <text:p>Functional Group</text:p>
          </table:table-cell>
          <table:table-cell table:style-name="ce117" office:value-type="string">
            <text:p>Functionality</text:p>
          </table:table-cell>
          <table:table-cell table:style-name="ce117" office:value-type="string">
            <text:p>Functionality summary</text:p>
          </table:table-cell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12">
          <table:table-cell office:value-type="string">
            <text:p>SNF_WAIPORTAL_ACCESSIBILITY_HOME_01</text:p>
          </table:table-cell>
          <table:table-cell office:value-type="string">
            <text:p>Image</text:p>
          </table:table-cell>
          <table:table-cell office:value-type="string">
            <text:p>WAIPortal/Accessibility/Home/Image</text:p>
          </table:table-cell>
          <table:table-cell table:style-name="ce40" office:value-type="string">
            <text:p>test</text:p>
          </table:table-cell>
          <table:table-cell table:formula="of:=SUMPRODUCT(([Home_Page.B$4:Home_Page.B$989]=[.$A4])*([Home_Page.A$4:Home_Page.A$989]&lt;&gt;&quot;&quot;))" office:value-type="float" office:value="1">
            <text:p>1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2</text:p>
          </table:table-cell>
          <table:table-cell office:value-type="string">
            <text:p>Color and contrast</text:p>
          </table:table-cell>
          <table:table-cell office:value-type="string">
            <text:p>WAIPortal/Accessibility/Home/Color and contrast</text:p>
          </table:table-cell>
          <table:table-cell table:style-name="ce40" office:value-type="string">
            <text:p>test</text:p>
          </table:table-cell>
          <table:table-cell table:formula="of:=SUMPRODUCT(([Home_Page.B$4:Home_Page.B$989]=[.$A5])*([Home_Page.A$4:Home_Page.A$989]&lt;&gt;&quot;&quot;))" office:value-type="float" office:value="3">
            <text:p>3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3</text:p>
          </table:table-cell>
          <table:table-cell office:value-type="string">
            <text:p>Accessible toolbar</text:p>
          </table:table-cell>
          <table:table-cell office:value-type="string">
            <text:p>WAIPortal/Accessibility/Home/Accessible toolbar</text:p>
          </table:table-cell>
          <table:table-cell table:style-name="ce40"/>
          <table:table-cell table:formula="of:=SUMPRODUCT(([Home_Page.B$4:Home_Page.B$989]=[.$A6])*([Home_Page.A$4:Home_Page.A$989]&lt;&gt;&quot;&quot;))" office:value-type="float" office:value="2">
            <text:p>2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4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Home/NAVIGATION</text:p>
          </table:table-cell>
          <table:table-cell table:style-name="ce40"/>
          <table:table-cell table:formula="of:=SUMPRODUCT(([Home_Page.B$4:Home_Page.B$989]=[.$A7])*([Home_Page.A$4:Home_Page.A$989]&lt;&gt;&quot;&quot;))" office:value-type="float" office:value="6">
            <text:p>6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5</text:p>
          </table:table-cell>
          <table:table-cell office:value-type="string">
            <text:p>FORM</text:p>
          </table:table-cell>
          <table:table-cell table:style-name="ce76" office:value-type="string">
            <text:p>WAIPortal/Accessibility/Home/FORM</text:p>
          </table:table-cell>
          <table:table-cell/>
          <table:table-cell table:formula="of:=SUMPRODUCT(([Home_Page.B$4:Home_Page.B$989]=[.$A8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Home/LINK TEXT</text:p>
          </table:table-cell>
          <table:table-cell/>
          <table:table-cell table:formula="of:=SUMPRODUCT(([Home_Page.B$4:Home_Page.B$989]=[.$A9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Home/LANGUAGE SWITCHING</text:p>
          </table:table-cell>
          <table:table-cell/>
          <table:table-cell table:formula="of:=SUMPRODUCT(([Home_Page.B$4:Home_Page.B$989]=[.$A10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Home/MANDATORY ELEMENTS</text:p>
          </table:table-cell>
          <table:table-cell/>
          <table:table-cell table:formula="of:=SUMPRODUCT(([Home_Page.B$4:Home_Page.B$989]=[.$A11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9</text:p>
          </table:table-cell>
          <table:table-cell table:style-name="ce76" office:value-type="string">
            <text:p>SKIP CONTENT LINK</text:p>
          </table:table-cell>
          <table:table-cell table:style-name="ce76" office:value-type="string">
            <text:p>WAIPortal/Accessibility/Home/SKIP CONTENT LINK</text:p>
          </table:table-cell>
          <table:table-cell/>
          <table:table-cell table:formula="of:=SUMPRODUCT(([Home_Page.B$4:Home_Page.B$989]=[.$A12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0</text:p>
          </table:table-cell>
          <table:table-cell table:style-name="ce76" office:value-type="string">
            <text:p>SHOW SITE MAP</text:p>
          </table:table-cell>
          <table:table-cell table:style-name="ce76" office:value-type="string">
            <text:p>WAIPortal/Accessibility/Home/SHOW SITE MAP</text:p>
          </table:table-cell>
          <table:table-cell/>
          <table:table-cell table:formula="of:=SUMPRODUCT(([Home_Page.B$4:Home_Page.B$989]=[.$A13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1</text:p>
          </table:table-cell>
          <table:table-cell table:style-name="ce76" office:value-type="string">
            <text:p>SEARCH </text:p>
          </table:table-cell>
          <table:table-cell table:style-name="ce76" office:value-type="string">
            <text:p>WAIPortal/Accessibility/Home/SEARCH </text:p>
          </table:table-cell>
          <table:table-cell/>
          <table:table-cell table:formula="of:=SUMPRODUCT(([Home_Page.B$4:Home_Page.B$989]=[.$A14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2</text:p>
          </table:table-cell>
          <table:table-cell table:style-name="ce76" office:value-type="string">
            <text:p>Login </text:p>
          </table:table-cell>
          <table:table-cell table:style-name="ce76" office:value-type="string">
            <text:p>WAIPortal/Accessibility/Home/LogIn</text:p>
          </table:table-cell>
          <table:table-cell/>
          <table:table-cell table:formula="of:=SUMPRODUCT(([Home_Page.B$4:Home_Page.B$989]=[.$A15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3</text:p>
          </table:table-cell>
          <table:table-cell table:style-name="ce76" office:value-type="string">
            <text:p>Back</text:p>
          </table:table-cell>
          <table:table-cell table:style-name="ce76" office:value-type="string">
            <text:p>WAIPortal/Accessibility/Home/Back</text:p>
          </table:table-cell>
          <table:table-cell/>
          <table:table-cell table:formula="of:=SUMPRODUCT(([Home_Page.B$4:Home_Page.B$989]=[.$A16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latform/<text:span text:style-name="T12">Check</text:span></text:p>
          </table:table-cell>
          <table:table-cell/>
          <table:table-cell table:formula="of:=SUMPRODUCT(([The_Platform_Difference_Page.B$4:The_Platform_Difference_Page.B$989]=[.$A17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2</text:p>
          </table:table-cell>
          <table:table-cell office:value-type="string">
            <text:p>Image</text:p>
          </table:table-cell>
          <table:table-cell office:value-type="string">
            <text:p>WAIPortal/Accessibility/Platform/Image</text:p>
          </table:table-cell>
          <table:table-cell/>
          <table:table-cell table:formula="of:=SUMPRODUCT(([The_Platform_Difference_Page.B$4:The_Platform_Difference_Page.B$989]=[.$A18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3</text:p>
          </table:table-cell>
          <table:table-cell office:value-type="string">
            <text:p>Color and contrast</text:p>
          </table:table-cell>
          <table:table-cell office:value-type="string">
            <text:p>WAIPortal/Accessibility/Platform/Color and contrast</text:p>
          </table:table-cell>
          <table:table-cell/>
          <table:table-cell table:formula="of:=SUMPRODUCT(([The_Platform_Difference_Page.B$4:The_Platform_Difference_Page.B$989]=[.$A19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4</text:p>
          </table:table-cell>
          <table:table-cell office:value-type="string">
            <text:p>Accessible toolbar</text:p>
          </table:table-cell>
          <table:table-cell office:value-type="string">
            <text:p>WAIPortal/Accessibility/Platform/Accessible toolbar</text:p>
          </table:table-cell>
          <table:table-cell/>
          <table:table-cell table:formula="of:=SUMPRODUCT(([The_Platform_Difference_Page.B$4:The_Platform_Difference_Page.B$989]=[.$A20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latform/NAVIGATION</text:p>
          </table:table-cell>
          <table:table-cell/>
          <table:table-cell table:formula="of:=SUMPRODUCT(([The_Platform_Difference_Page.B$4:The_Platform_Difference_Page.B$989]=[.$A21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latform/LINK TEXT</text:p>
          </table:table-cell>
          <table:table-cell/>
          <table:table-cell table:formula="of:=SUMPRODUCT(([The_Platform_Difference_Page.B$4:The_Platform_Difference_Page.B$989]=[.$A22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latform/LANGUAGE SWITCHING</text:p>
          </table:table-cell>
          <table:table-cell/>
          <table:table-cell table:formula="of:=SUMPRODUCT(([The_Platform_Difference_Page.B$4:The_Platform_Difference_Page.B$989]=[.$A23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latform/MANDATORY ELEMENTS</text:p>
          </table:table-cell>
          <table:table-cell/>
          <table:table-cell table:formula="of:=SUMPRODUCT(([The_Platform_Difference_Page.B$4:The_Platform_Difference_Page.B$989]=[.$A24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latform/Skip</text:p>
          </table:table-cell>
          <table:table-cell/>
          <table:table-cell table:formula="of:=SUMPRODUCT(([The_Platform_Difference_Page.B$4:The_Platform_Difference_Page.B$989]=[.$A25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oc/Check</text:p>
          </table:table-cell>
          <table:table-cell/>
          <table:table-cell table:formula="of:=SUMPRODUCT(([Social_And_Collaboration_Page.B$4:Social_And_Collaboration_Page.B$989]=[.$A26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2</text:p>
          </table:table-cell>
          <table:table-cell office:value-type="string">
            <text:p>Image</text:p>
          </table:table-cell>
          <table:table-cell office:value-type="string">
            <text:p>WAIPortal/Accessibility/Soc/Image</text:p>
          </table:table-cell>
          <table:table-cell/>
          <table:table-cell table:formula="of:=SUMPRODUCT(([Social_And_Collaboration_Page.B$4:Social_And_Collaboration_Page.B$989]=[.$A27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3</text:p>
          </table:table-cell>
          <table:table-cell office:value-type="string">
            <text:p>Color and contrast</text:p>
          </table:table-cell>
          <table:table-cell office:value-type="string">
            <text:p>WAIPortal/Accessibility/Soc/Color and contrast</text:p>
          </table:table-cell>
          <table:table-cell/>
          <table:table-cell table:formula="of:=SUMPRODUCT(([Social_And_Collaboration_Page.B$4:Social_And_Collaboration_Page.B$989]=[.$A28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4</text:p>
          </table:table-cell>
          <table:table-cell office:value-type="string">
            <text:p>Accessible toolbar</text:p>
          </table:table-cell>
          <table:table-cell office:value-type="string">
            <text:p>WAIPortal/Accessibility/Soc/Accessible toolbar</text:p>
          </table:table-cell>
          <table:table-cell/>
          <table:table-cell table:formula="of:=SUMPRODUCT(([Social_And_Collaboration_Page.B$4:Social_And_Collaboration_Page.B$989]=[.$A29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oc/NAVIGATION</text:p>
          </table:table-cell>
          <table:table-cell/>
          <table:table-cell table:formula="of:=SUMPRODUCT(([Social_And_Collaboration_Page.B$4:Social_And_Collaboration_Page.B$989]=[.$A30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oc/LINK TEXT</text:p>
          </table:table-cell>
          <table:table-cell/>
          <table:table-cell table:formula="of:=SUMPRODUCT(([Social_And_Collaboration_Page.B$4:Social_And_Collaboration_Page.B$989]=[.$A31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oc/LANGUAGE SWITCHING</text:p>
          </table:table-cell>
          <table:table-cell/>
          <table:table-cell table:formula="of:=SUMPRODUCT(([Social_And_Collaboration_Page.B$4:Social_And_Collaboration_Page.B$989]=[.$A32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oc/MANDATORY ELEMENTS</text:p>
          </table:table-cell>
          <table:table-cell/>
          <table:table-cell table:formula="of:=SUMPRODUCT(([Social_And_Collaboration_Page.B$4:Social_And_Collaboration_Page.B$989]=[.$A33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oc/Skip</text:p>
          </table:table-cell>
          <table:table-cell/>
          <table:table-cell table:formula="of:=SUMPRODUCT(([Social_And_Collaboration_Page.B$4:Social_And_Collaboration_Page.B$989]=[.$A34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1</text:p>
          </table:table-cell>
          <table:table-cell table:style-name="ce139" office:value-type="string">
            <text:p>FORM</text:p>
          </table:table-cell>
          <table:table-cell table:style-name="ce76" office:value-type="string">
            <text:p>WAIPortal/Accessibility/Search/FORM</text:p>
          </table:table-cell>
          <table:table-cell/>
          <table:table-cell table:formula="of:=SUMPRODUCT(([Search_Page.B$4:Search_Page.B$989]=[.$A35])*([Search_Page.A$4:Search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2</text:p>
          </table:table-cell>
          <table:table-cell table:style-name="ce139" office:value-type="string">
            <text:p>SEARCH </text:p>
          </table:table-cell>
          <table:table-cell table:style-name="ce76" office:value-type="string">
            <text:p>WAIPortal/Accessibility/Search/SEARCH </text:p>
          </table:table-cell>
          <table:table-cell/>
          <table:table-cell table:formula="of:=SUMPRODUCT(([Search_Page.B$4:Search_Page.B$989]=[.$A36])*([Search_Page.A$4:Search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ortal/Check</text:p>
          </table:table-cell>
          <table:table-cell/>
          <table:table-cell table:formula="of:=SUMPRODUCT(([Portal_And_Content_Page.B$4:Portal_And_Content_Page.B$989]=[.$A37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2</text:p>
          </table:table-cell>
          <table:table-cell office:value-type="string">
            <text:p>Image</text:p>
          </table:table-cell>
          <table:table-cell office:value-type="string">
            <text:p>WAIPortal/Accessibility/Portal/Image</text:p>
          </table:table-cell>
          <table:table-cell/>
          <table:table-cell table:formula="of:=SUMPRODUCT(([Portal_And_Content_Page.B$4:Portal_And_Content_Page.B$989]=[.$A38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3</text:p>
          </table:table-cell>
          <table:table-cell office:value-type="string">
            <text:p>Color and contrast</text:p>
          </table:table-cell>
          <table:table-cell office:value-type="string">
            <text:p>WAIPortal/Accessibility/Portal/Color and contrast</text:p>
          </table:table-cell>
          <table:table-cell/>
          <table:table-cell table:formula="of:=SUMPRODUCT(([Portal_And_Content_Page.B$4:Portal_And_Content_Page.B$989]=[.$A39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4</text:p>
          </table:table-cell>
          <table:table-cell office:value-type="string">
            <text:p>Accessible toolbar</text:p>
          </table:table-cell>
          <table:table-cell office:value-type="string">
            <text:p>WAIPortal/Accessibility/Portal/Accessible toolbar</text:p>
          </table:table-cell>
          <table:table-cell/>
          <table:table-cell table:formula="of:=SUMPRODUCT(([Portal_And_Content_Page.B$4:Portal_And_Content_Page.B$989]=[.$A40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ortal/NAVIGATION</text:p>
          </table:table-cell>
          <table:table-cell/>
          <table:table-cell table:formula="of:=SUMPRODUCT(([Portal_And_Content_Page.B$4:Portal_And_Content_Page.B$989]=[.$A41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ortal/LINK TEXT</text:p>
          </table:table-cell>
          <table:table-cell/>
          <table:table-cell table:formula="of:=SUMPRODUCT(([Portal_And_Content_Page.B$4:Portal_And_Content_Page.B$989]=[.$A42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ortal/LANGUAGE SWITCHING</text:p>
          </table:table-cell>
          <table:table-cell/>
          <table:table-cell table:formula="of:=SUMPRODUCT(([Portal_And_Content_Page.B$4:Portal_And_Content_Page.B$989]=[.$A43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ortal/MANDATORY ELEMENTS</text:p>
          </table:table-cell>
          <table:table-cell/>
          <table:table-cell table:formula="of:=SUMPRODUCT(([Portal_And_Content_Page.B$4:Portal_And_Content_Page.B$989]=[.$A44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ortal/Skip</text:p>
          </table:table-cell>
          <table:table-cell/>
          <table:table-cell table:formula="of:=SUMPRODUCT(([Portal_And_Content_Page.B$4:Portal_And_Content_Page.B$989]=[.$A45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iteMap/Check</text:p>
          </table:table-cell>
          <table:table-cell/>
          <table:table-cell table:formula="of:=SUMPRODUCT(([Sitemap_Page.B$4:Sitemap_Page.B$989]=[.$A46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2</text:p>
          </table:table-cell>
          <table:table-cell office:value-type="string">
            <text:p>Image</text:p>
          </table:table-cell>
          <table:table-cell office:value-type="string">
            <text:p>WAIPortal/Accessibility/SiteMap/Image</text:p>
          </table:table-cell>
          <table:table-cell/>
          <table:table-cell table:formula="of:=SUMPRODUCT(([Sitemap_Page.B$4:Sitemap_Page.B$989]=[.$A47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3</text:p>
          </table:table-cell>
          <table:table-cell office:value-type="string">
            <text:p>Color and contrast</text:p>
          </table:table-cell>
          <table:table-cell office:value-type="string">
            <text:p>WAIPortal/Accessibility/SiteMap/Color and contrast</text:p>
          </table:table-cell>
          <table:table-cell/>
          <table:table-cell table:formula="of:=SUMPRODUCT(([Sitemap_Page.B$4:Sitemap_Page.B$989]=[.$A48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4</text:p>
          </table:table-cell>
          <table:table-cell office:value-type="string">
            <text:p>Accessible toolbar</text:p>
          </table:table-cell>
          <table:table-cell office:value-type="string">
            <text:p>WAIPortal/Accessibility/SiteMap/Accessible toolbar</text:p>
          </table:table-cell>
          <table:table-cell/>
          <table:table-cell table:formula="of:=SUMPRODUCT(([Sitemap_Page.B$4:Sitemap_Page.B$989]=[.$A49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iteMap/NAVIGATION</text:p>
          </table:table-cell>
          <table:table-cell/>
          <table:table-cell table:formula="of:=SUMPRODUCT(([Sitemap_Page.B$4:Sitemap_Page.B$989]=[.$A50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iteMap/LINK TEXT</text:p>
          </table:table-cell>
          <table:table-cell/>
          <table:table-cell table:formula="of:=SUMPRODUCT(([Sitemap_Page.B$4:Sitemap_Page.B$989]=[.$A51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iteMap/LANGUAGE SWITCHING</text:p>
          </table:table-cell>
          <table:table-cell/>
          <table:table-cell table:formula="of:=SUMPRODUCT(([Sitemap_Page.B$4:Sitemap_Page.B$989]=[.$A52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iteMap/MANDATORY ELEMENTS</text:p>
          </table:table-cell>
          <table:table-cell/>
          <table:table-cell table:formula="of:=SUMPRODUCT(([Sitemap_Page.B$4:Sitemap_Page.B$989]=[.$A53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iteMap/Skip</text:p>
          </table:table-cell>
          <table:table-cell/>
          <table:table-cell table:formula="of:=SUMPRODUCT(([Sitemap_Page.B$4:Sitemap_Page.B$989]=[.$A54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10</text:p>
          </table:table-cell>
          <table:table-cell office:value-type="string">
            <text:p>View</text:p>
          </table:table-cell>
          <table:table-cell office:value-type="string">
            <text:p>WAIPortal/Accessibility/SiteMap/View</text:p>
          </table:table-cell>
          <table:table-cell/>
          <table:table-cell table:formula="of:=SUMPRODUCT(([Sitemap_Page.B$4:Sitemap_Page.B$989]=[.$A55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Access/Check</text:p>
          </table:table-cell>
          <table:table-cell/>
          <table:table-cell table:formula="of:=SUMPRODUCT(([Accessibility_Page.B$4:Accessibility_Page.B$989]=[.$A56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2</text:p>
          </table:table-cell>
          <table:table-cell office:value-type="string">
            <text:p>Image</text:p>
          </table:table-cell>
          <table:table-cell office:value-type="string">
            <text:p>WAIPortal/Accessibility/Access/Image</text:p>
          </table:table-cell>
          <table:table-cell/>
          <table:table-cell table:formula="of:=SUMPRODUCT(([Accessibility_Page.B$4:Accessibility_Page.B$989]=[.$A57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3</text:p>
          </table:table-cell>
          <table:table-cell office:value-type="string">
            <text:p>Color and contrast</text:p>
          </table:table-cell>
          <table:table-cell office:value-type="string">
            <text:p>WAIPortal/Accessibility/Access/Color and contrast</text:p>
          </table:table-cell>
          <table:table-cell/>
          <table:table-cell table:formula="of:=SUMPRODUCT(([Accessibility_Page.B$4:Accessibility_Page.B$989]=[.$A58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4</text:p>
          </table:table-cell>
          <table:table-cell office:value-type="string">
            <text:p>Accessible toolbar</text:p>
          </table:table-cell>
          <table:table-cell office:value-type="string">
            <text:p>WAIPortal/Accessibility/Access/Accessible toolbar</text:p>
          </table:table-cell>
          <table:table-cell/>
          <table:table-cell table:formula="of:=SUMPRODUCT(([Accessibility_Page.B$4:Accessibility_Page.B$989]=[.$A59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Access/NAVIGATION</text:p>
          </table:table-cell>
          <table:table-cell/>
          <table:table-cell table:formula="of:=SUMPRODUCT(([Accessibility_Page.B$4:Accessibility_Page.B$989]=[.$A60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Access/LINK TEXT</text:p>
          </table:table-cell>
          <table:table-cell/>
          <table:table-cell table:formula="of:=SUMPRODUCT(([Accessibility_Page.B$4:Accessibility_Page.B$989]=[.$A61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Access/LANGUAGE SWITCHING</text:p>
          </table:table-cell>
          <table:table-cell/>
          <table:table-cell table:formula="of:=SUMPRODUCT(([Accessibility_Page.B$4:Accessibility_Page.B$989]=[.$A62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Access/MANDATORY ELEMENTS</text:p>
          </table:table-cell>
          <table:table-cell/>
          <table:table-cell table:formula="of:=SUMPRODUCT(([Accessibility_Page.B$4:Accessibility_Page.B$989]=[.$A63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Access/Skip</text:p>
          </table:table-cell>
          <table:table-cell/>
          <table:table-cell table:formula="of:=SUMPRODUCT(([Accessibility_Page.B$4:Accessibility_Page.B$989]=[.$A64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10</text:p>
          </table:table-cell>
          <table:table-cell office:value-type="string">
            <text:p>View</text:p>
          </table:table-cell>
          <table:table-cell office:value-type="string">
            <text:p>WAIPortal/Accessibility/Access/View</text:p>
          </table:table-cell>
          <table:table-cell/>
          <table:table-cell table:formula="of:=SUMPRODUCT(([Accessibility_Page.B$4:Accessibility_Page.B$989]=[.$A65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Tech/Check</text:p>
          </table:table-cell>
          <table:table-cell/>
          <table:table-cell table:formula="of:=SUMPRODUCT(([Technical_Specifications_Page.B$4:Technical_Specifications_Page.B$989]=[.$A66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2</text:p>
          </table:table-cell>
          <table:table-cell office:value-type="string">
            <text:p>Image</text:p>
          </table:table-cell>
          <table:table-cell office:value-type="string">
            <text:p>WAIPortal/Accessibility/Tech/Image</text:p>
          </table:table-cell>
          <table:table-cell/>
          <table:table-cell table:formula="of:=SUMPRODUCT(([Technical_Specifications_Page.B$4:Technical_Specifications_Page.B$989]=[.$A67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3</text:p>
          </table:table-cell>
          <table:table-cell office:value-type="string">
            <text:p>Color and contrast</text:p>
          </table:table-cell>
          <table:table-cell office:value-type="string">
            <text:p>WAIPortal/Accessibility/Tech/Color and contrast</text:p>
          </table:table-cell>
          <table:table-cell/>
          <table:table-cell table:formula="of:=SUMPRODUCT(([Technical_Specifications_Page.B$4:Technical_Specifications_Page.B$989]=[.$A68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4</text:p>
          </table:table-cell>
          <table:table-cell office:value-type="string">
            <text:p>Accessible toolbar</text:p>
          </table:table-cell>
          <table:table-cell office:value-type="string">
            <text:p>WAIPortal/Accessibility/Tech/Accessible toolbar</text:p>
          </table:table-cell>
          <table:table-cell/>
          <table:table-cell table:formula="of:=SUMPRODUCT(([Technical_Specifications_Page.B$4:Technical_Specifications_Page.B$989]=[.$A69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Tech/NAVIGATION</text:p>
          </table:table-cell>
          <table:table-cell/>
          <table:table-cell table:formula="of:=SUMPRODUCT(([Technical_Specifications_Page.B$4:Technical_Specifications_Page.B$989]=[.$A70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Tech/LINK TEXT</text:p>
          </table:table-cell>
          <table:table-cell/>
          <table:table-cell table:formula="of:=SUMPRODUCT(([Technical_Specifications_Page.B$4:Technical_Specifications_Page.B$989]=[.$A71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Tech/LANGUAGE SWITCHING</text:p>
          </table:table-cell>
          <table:table-cell/>
          <table:table-cell table:formula="of:=SUMPRODUCT(([Technical_Specifications_Page.B$4:Technical_Specifications_Page.B$989]=[.$A72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Tech/MANDATORY ELEMENTS</text:p>
          </table:table-cell>
          <table:table-cell/>
          <table:table-cell table:formula="of:=SUMPRODUCT(([Technical_Specifications_Page.B$4:Technical_Specifications_Page.B$989]=[.$A73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Tech/Skip</text:p>
          </table:table-cell>
          <table:table-cell/>
          <table:table-cell table:formula="of:=SUMPRODUCT(([Technical_Specifications_Page.B$4:Technical_Specifications_Page.B$989]=[.$A74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Integration/Check</text:p>
          </table:table-cell>
          <table:table-cell/>
          <table:table-cell table:formula="of:=SUMPRODUCT(([Integration_Page.B$4:Integration_Page.B$989]=[.$A75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2</text:p>
          </table:table-cell>
          <table:table-cell office:value-type="string">
            <text:p>Image</text:p>
          </table:table-cell>
          <table:table-cell office:value-type="string">
            <text:p>WAIPortal/Accessibility/Integration/Image</text:p>
          </table:table-cell>
          <table:table-cell/>
          <table:table-cell table:formula="of:=SUMPRODUCT(([Integration_Page.B$4:Integration_Page.B$989]=[.$A76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3</text:p>
          </table:table-cell>
          <table:table-cell office:value-type="string">
            <text:p>Color and contrast</text:p>
          </table:table-cell>
          <table:table-cell office:value-type="string">
            <text:p>WAIPortal/Accessibility/Integration/Color and contrast</text:p>
          </table:table-cell>
          <table:table-cell/>
          <table:table-cell table:formula="of:=SUMPRODUCT(([Integration_Page.B$4:Integration_Page.B$989]=[.$A77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4</text:p>
          </table:table-cell>
          <table:table-cell office:value-type="string">
            <text:p>Accessible toolbar</text:p>
          </table:table-cell>
          <table:table-cell office:value-type="string">
            <text:p>WAIPortal/Accessibility/Integration/Accessible toolbar</text:p>
          </table:table-cell>
          <table:table-cell/>
          <table:table-cell table:formula="of:=SUMPRODUCT(([Integration_Page.B$4:Integration_Page.B$989]=[.$A78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Integration/NAVIGATION</text:p>
          </table:table-cell>
          <table:table-cell/>
          <table:table-cell table:formula="of:=SUMPRODUCT(([Integration_Page.B$4:Integration_Page.B$989]=[.$A79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Integration/LINK TEXT</text:p>
          </table:table-cell>
          <table:table-cell/>
          <table:table-cell table:formula="of:=SUMPRODUCT(([Integration_Page.B$4:Integration_Page.B$989]=[.$A80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Integration/LANGUAGE SWITCHING</text:p>
          </table:table-cell>
          <table:table-cell/>
          <table:table-cell table:formula="of:=SUMPRODUCT(([Integration_Page.B$4:Integration_Page.B$989]=[.$A81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Integration/MANDATORY ELEMENTS</text:p>
          </table:table-cell>
          <table:table-cell/>
          <table:table-cell table:formula="of:=SUMPRODUCT(([Integration_Page.B$4:Integration_Page.B$989]=[.$A82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Integration/Skip</text:p>
          </table:table-cell>
          <table:table-cell/>
          <table:table-cell table:formula="of:=SUMPRODUCT(([Integration_Page.B$4:Integration_Page.B$989]=[.$A83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artner/Check</text:p>
          </table:table-cell>
          <table:table-cell/>
          <table:table-cell table:style-name="ce143" table:formula="of:=SUMPRODUCT(([Work_With_Partner_Page.B$4:Work_With_Partner_Page.B$989]=[.$A84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2</text:p>
          </table:table-cell>
          <table:table-cell office:value-type="string">
            <text:p>Image</text:p>
          </table:table-cell>
          <table:table-cell office:value-type="string">
            <text:p>WAIPortal/Accessibility/Partner/Image</text:p>
          </table:table-cell>
          <table:table-cell/>
          <table:table-cell table:style-name="ce143" table:formula="of:=SUMPRODUCT(([Work_With_Partner_Page.B$4:Work_With_Partner_Page.B$989]=[.$A85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3</text:p>
          </table:table-cell>
          <table:table-cell office:value-type="string">
            <text:p>Color and contrast</text:p>
          </table:table-cell>
          <table:table-cell office:value-type="string">
            <text:p>WAIPortal/Accessibility/Partner/Color and contrast</text:p>
          </table:table-cell>
          <table:table-cell/>
          <table:table-cell table:style-name="ce143" table:formula="of:=SUMPRODUCT(([Work_With_Partner_Page.B$4:Work_With_Partner_Page.B$989]=[.$A86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4</text:p>
          </table:table-cell>
          <table:table-cell office:value-type="string">
            <text:p>Accessible toolbar</text:p>
          </table:table-cell>
          <table:table-cell office:value-type="string">
            <text:p>WAIPortal/Accessibility/Partner/Accessible toolbar</text:p>
          </table:table-cell>
          <table:table-cell/>
          <table:table-cell table:style-name="ce143" table:formula="of:=SUMPRODUCT(([Work_With_Partner_Page.B$4:Work_With_Partner_Page.B$989]=[.$A87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artner/NAVIGATION</text:p>
          </table:table-cell>
          <table:table-cell/>
          <table:table-cell table:style-name="ce143" table:formula="of:=SUMPRODUCT(([Work_With_Partner_Page.B$4:Work_With_Partner_Page.B$989]=[.$A88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artner/LINK TEXT</text:p>
          </table:table-cell>
          <table:table-cell/>
          <table:table-cell table:style-name="ce143" table:formula="of:=SUMPRODUCT(([Work_With_Partner_Page.B$4:Work_With_Partner_Page.B$989]=[.$A89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artner/LANGUAGE SWITCHING</text:p>
          </table:table-cell>
          <table:table-cell/>
          <table:table-cell table:style-name="ce143" table:formula="of:=SUMPRODUCT(([Work_With_Partner_Page.B$4:Work_With_Partner_Page.B$989]=[.$A90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artner/MANDATORY ELEMENTS</text:p>
          </table:table-cell>
          <table:table-cell/>
          <table:table-cell table:style-name="ce143" table:formula="of:=SUMPRODUCT(([Work_With_Partner_Page.B$4:Work_With_Partner_Page.B$989]=[.$A91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artner/Skip</text:p>
          </table:table-cell>
          <table:table-cell/>
          <table:table-cell table:style-name="ce143" table:formula="of:=SUMPRODUCT(([Work_With_Partner_Page.B$4:Work_With_Partner_Page.B$989]=[.$A92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repare/Check</text:p>
          </table:table-cell>
          <table:table-cell/>
          <table:table-cell table:style-name="ce143" table:formula="of:=SUMPRODUCT(([Prepare_Your_Team_Page.B$4:Prepare_Your_Team_Page.B$989]=[.$A93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2</text:p>
          </table:table-cell>
          <table:table-cell office:value-type="string">
            <text:p>Image</text:p>
          </table:table-cell>
          <table:table-cell office:value-type="string">
            <text:p>WAIPortal/Accessibility/Prepare/Image</text:p>
          </table:table-cell>
          <table:table-cell/>
          <table:table-cell table:formula="of:=SUMPRODUCT(([Prepare_Your_Team_Page.B$4:Prepare_Your_Team_Page.B$989]=[.$A94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3</text:p>
          </table:table-cell>
          <table:table-cell office:value-type="string">
            <text:p>Color and contrast</text:p>
          </table:table-cell>
          <table:table-cell office:value-type="string">
            <text:p>WAIPortal/Accessibility/Prepare/Color and contrast</text:p>
          </table:table-cell>
          <table:table-cell/>
          <table:table-cell table:formula="of:=SUMPRODUCT(([Prepare_Your_Team_Page.B$4:Prepare_Your_Team_Page.B$989]=[.$A95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4</text:p>
          </table:table-cell>
          <table:table-cell office:value-type="string">
            <text:p>Accessible toolbar</text:p>
          </table:table-cell>
          <table:table-cell office:value-type="string">
            <text:p>WAIPortal/Accessibility/Prepare/Accessible toolbar</text:p>
          </table:table-cell>
          <table:table-cell/>
          <table:table-cell table:formula="of:=SUMPRODUCT(([Prepare_Your_Team_Page.B$4:Prepare_Your_Team_Page.B$989]=[.$A96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repare/NAVIGATION</text:p>
          </table:table-cell>
          <table:table-cell/>
          <table:table-cell table:formula="of:=SUMPRODUCT(([Prepare_Your_Team_Page.B$4:Prepare_Your_Team_Page.B$989]=[.$A97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repare/LINK TEXT</text:p>
          </table:table-cell>
          <table:table-cell/>
          <table:table-cell table:formula="of:=SUMPRODUCT(([Prepare_Your_Team_Page.B$4:Prepare_Your_Team_Page.B$989]=[.$A98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repare/LANGUAGE SWITCHING</text:p>
          </table:table-cell>
          <table:table-cell/>
          <table:table-cell table:formula="of:=SUMPRODUCT(([Prepare_Your_Team_Page.B$4:Prepare_Your_Team_Page.B$989]=[.$A99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repare/MANDATORY ELEMENTS</text:p>
          </table:table-cell>
          <table:table-cell/>
          <table:table-cell table:formula="of:=SUMPRODUCT(([Prepare_Your_Team_Page.B$4:Prepare_Your_Team_Page.B$989]=[.$A100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repare/Skip</text:p>
          </table:table-cell>
          <table:table-cell/>
          <table:table-cell table:formula="of:=SUMPRODUCT(([Prepare_Your_Team_Page.B$4:Prepare_Your_Team_Page.B$989]=[.$A101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ub/Check</text:p>
          </table:table-cell>
          <table:table-cell/>
          <table:table-cell table:style-name="ce143" table:formula="of:=SUMPRODUCT(([Subscription_And_Support_Page.B$4:Subscription_And_Support_Page.B$989]=[.$A102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2</text:p>
          </table:table-cell>
          <table:table-cell office:value-type="string">
            <text:p>Image</text:p>
          </table:table-cell>
          <table:table-cell office:value-type="string">
            <text:p>WAIPortal/Accessibility/Sub/Image</text:p>
          </table:table-cell>
          <table:table-cell/>
          <table:table-cell table:formula="of:=SUMPRODUCT(([Subscription_And_Support_Page.B$4:Subscription_And_Support_Page.B$989]=[.$A103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3</text:p>
          </table:table-cell>
          <table:table-cell office:value-type="string">
            <text:p>Color and contrast</text:p>
          </table:table-cell>
          <table:table-cell office:value-type="string">
            <text:p>WAIPortal/Accessibility/Sub/Color and contrast</text:p>
          </table:table-cell>
          <table:table-cell/>
          <table:table-cell table:formula="of:=SUMPRODUCT(([Subscription_And_Support_Page.B$4:Subscription_And_Support_Page.B$989]=[.$A104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4</text:p>
          </table:table-cell>
          <table:table-cell office:value-type="string">
            <text:p>Accessible toolbar</text:p>
          </table:table-cell>
          <table:table-cell office:value-type="string">
            <text:p>WAIPortal/Accessibility/Sub/Accessible toolbar</text:p>
          </table:table-cell>
          <table:table-cell/>
          <table:table-cell table:formula="of:=SUMPRODUCT(([Subscription_And_Support_Page.B$4:Subscription_And_Support_Page.B$989]=[.$A105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ub/NAVIGATION</text:p>
          </table:table-cell>
          <table:table-cell/>
          <table:table-cell table:formula="of:=SUMPRODUCT(([Subscription_And_Support_Page.B$4:Subscription_And_Support_Page.B$989]=[.$A106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ub/LINK TEXT</text:p>
          </table:table-cell>
          <table:table-cell/>
          <table:table-cell table:formula="of:=SUMPRODUCT(([Subscription_And_Support_Page.B$4:Subscription_And_Support_Page.B$989]=[.$A107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ub/LANGUAGE SWITCHING</text:p>
          </table:table-cell>
          <table:table-cell/>
          <table:table-cell table:formula="of:=SUMPRODUCT(([Subscription_And_Support_Page.B$4:Subscription_And_Support_Page.B$989]=[.$A108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ub/MANDATORY ELEMENTS</text:p>
          </table:table-cell>
          <table:table-cell/>
          <table:table-cell table:formula="of:=SUMPRODUCT(([Subscription_And_Support_Page.B$4:Subscription_And_Support_Page.B$989]=[.$A109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ub/Skip</text:p>
          </table:table-cell>
          <table:table-cell/>
          <table:table-cell table:formula="of:=SUMPRODUCT(([Subscription_And_Support_Page.B$4:Subscription_And_Support_Page.B$989]=[.$A110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Custom/Check</text:p>
          </table:table-cell>
          <table:table-cell/>
          <table:table-cell table:style-name="ce143" table:formula="of:=SUMPRODUCT(([Customer_Success_Stories_Page.B$4:Customer_Success_Stories_Page.B$989]=[.$A111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2</text:p>
          </table:table-cell>
          <table:table-cell office:value-type="string">
            <text:p>Image</text:p>
          </table:table-cell>
          <table:table-cell office:value-type="string">
            <text:p>WAIPortal/Accessibility/Custom/Image</text:p>
          </table:table-cell>
          <table:table-cell/>
          <table:table-cell table:formula="of:=SUMPRODUCT(([Customer_Success_Stories_Page.B$4:Customer_Success_Stories_Page.B$989]=[.$A112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3</text:p>
          </table:table-cell>
          <table:table-cell office:value-type="string">
            <text:p>Color and contrast</text:p>
          </table:table-cell>
          <table:table-cell office:value-type="string">
            <text:p>WAIPortal/Accessibility/Custom/Color and contrast</text:p>
          </table:table-cell>
          <table:table-cell/>
          <table:table-cell table:formula="of:=SUMPRODUCT(([Customer_Success_Stories_Page.B$4:Customer_Success_Stories_Page.B$989]=[.$A113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4</text:p>
          </table:table-cell>
          <table:table-cell office:value-type="string">
            <text:p>Accessible toolbar</text:p>
          </table:table-cell>
          <table:table-cell office:value-type="string">
            <text:p>WAIPortal/Accessibility/Custom/Accessible toolbar</text:p>
          </table:table-cell>
          <table:table-cell/>
          <table:table-cell table:formula="of:=SUMPRODUCT(([Customer_Success_Stories_Page.B$4:Customer_Success_Stories_Page.B$989]=[.$A114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Custom/NAVIGATION</text:p>
          </table:table-cell>
          <table:table-cell/>
          <table:table-cell table:formula="of:=SUMPRODUCT(([Customer_Success_Stories_Page.B$4:Customer_Success_Stories_Page.B$989]=[.$A115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Custom/LINK TEXT</text:p>
          </table:table-cell>
          <table:table-cell/>
          <table:table-cell table:formula="of:=SUMPRODUCT(([Customer_Success_Stories_Page.B$4:Customer_Success_Stories_Page.B$989]=[.$A116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Custom/LANGUAGE SWITCHING</text:p>
          </table:table-cell>
          <table:table-cell/>
          <table:table-cell table:formula="of:=SUMPRODUCT(([Customer_Success_Stories_Page.B$4:Customer_Success_Stories_Page.B$989]=[.$A117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Custom/MANDATORY ELEMENTS</text:p>
          </table:table-cell>
          <table:table-cell/>
          <table:table-cell table:formula="of:=SUMPRODUCT(([Customer_Success_Stories_Page.B$4:Customer_Success_Stories_Page.B$989]=[.$A118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Custom/Skip</text:p>
          </table:table-cell>
          <table:table-cell/>
          <table:table-cell table:formula="of:=SUMPRODUCT(([Customer_Success_Stories_Page.B$4:Customer_Success_Stories_Page.B$989]=[.$A119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6">
          <table:table-cell/>
          <table:table-cell table:style-name="ce76"/>
          <table:table-cell table:number-columns-repeated="2"/>
          <table:table-cell table:style-name="ce144"/>
          <table:table-cell table:number-columns-repeated="250"/>
        </table:table-row>
        <table:table-row table:style-name="ro6">
          <table:table-cell/>
          <table:table-cell table:style-name="ce76"/>
          <table:table-cell table:number-columns-repeated="2"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39"/>
          <table:table-cell table:number-columns-repeated="250"/>
        </table:table-row>
        <table:table-row table:style-name="ro6">
          <table:table-cell table:style-name="ce140" office:value-type="string" table:number-columns-spanned="4" table:number-rows-spanned="1">
            <text:p>TOTAL</text:p>
          </table:table-cell>
          <table:covered-table-cell table:style-name="ce139"/>
          <table:covered-table-cell table:style-name="ce139"/>
          <table:covered-table-cell/>
          <table:table-cell table:style-name="ce145" table:formula="of:=SUM([.E4:.E123])" office:value-type="float" office:value="194">
            <text:p>194</text:p>
          </table:table-cell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he_Platform_Difference_Page.$H$15" table:expression="$#REF!.$E$4:$H$6"/>
        <table:named-expression table:name="WCM_01_02_020" table:base-cell-address="$The_Platform_Difference_Page.$H$55" table:expression="$#REF!.$E$75:$H$80"/>
        <table:named-expression table:name="WCM_04_01_01_003" table:base-cell-address="$Home_Page.$H$395" table:expression="$viewers.$e$#ref!:$h$#ref!"/>
        <table:named-expression table:name="WCM_01_06_050" table:base-cell-address="$The_Platform_Difference_Page.$H$189" table:expression="$#REF!.$E$147:$H$150"/>
        <table:named-expression table:name="WCM_01_01_026" table:base-cell-address="$The_Platform_Difference_Page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he_Platform_Difference_Page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Home_Page.$H$11" table:expression="$#REF!.$E$10:$H$11"/>
        <table:named-expression table:name="WCM_01_01_016" table:base-cell-address="$Home_Page.$H$45" table:expression="$#REF!.$E$42:$H$45"/>
        <table:named-expression table:name="WCM_01_04_01_001" table:base-cell-address="$Home_Page.$H$152" table:expression="$#REF!.$E$122:$H$126"/>
        <table:named-expression table:name="WCM_01_04_01_005" table:base-cell-address="$Home_Page.$H$166" table:expression="$#REF!.$E$135:$H$139"/>
        <table:named-expression table:name="WCM_01_06_001" table:base-cell-address="$Home_Page.$E$162" table:expression="$#REF!.$E$165:$H$166"/>
        <table:named-expression table:name="WCM_01_06_002" table:base-cell-address="$Home_Page.$E$164" table:expression="$#REF!.$E$167:$H$168"/>
        <table:named-expression table:name="WCM_01_01_01_008" table:base-cell-address="$Home_Page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he_Platform_Difference_Page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4/03/2012</text:date>, <text:time>17:3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3T17:31:04</dc:date>
    <dc:language>en-US</dc:language>
    <meta:editing-cycles>621</meta:editing-cycles>
    <meta:editing-duration>PT166H45M42S</meta:editing-duration>
    <dc:creator>exoplatform </dc:creator>
    <meta:document-statistic meta:table-count="16" meta:cell-count="2825" meta:object-count="2"/>
    <meta:user-defined meta:name="Info 1"/>
    <meta:user-defined meta:name="Info 2"/>
    <meta:user-defined meta:name="Info 3"/>
    <meta:user-defined meta:name="Info 4"/>
  </office:meta>
</office:document-meta>
</file>